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2">
            <text:p>12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">
            <text:p>16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2">
            <text:p>21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445">
            <text:p>1144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265">
            <text:p>1226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364">
            <text:p>1236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3">
            <text:p>2021-01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28)">
            <text:p>(0.87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6">
            <text:p>1.2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79.375">
            <text:p>179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66457869339272">
            <text:p>0.0166457869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880333542514">
            <text:p>1.0588033354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35.625">
            <text:p>235.625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41194271332694">
            <text:p>0.0141194271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980873708268">
            <text:p>1.0498087371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19.125">
            <text:p>119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691461574181565">
            <text:p>0.0069146157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2429486644163">
            <text:p>1.0242948664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221.5">
            <text:p>221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32571223366052">
            <text:p>0.0132571223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4674440071171">
            <text:p>1.0467444007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253">
            <text:p>1725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346.375">
            <text:p>346.375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200762186286443">
            <text:p>0.0200762186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7105675212693">
            <text:p>1.0710567521</text:p>
          </table:table-cell>
          <table:table-cell table:number-columns-repeated="2" office:value-type="float" office:value="0">
            <text:p>0</text:p>
          </table:table-cell>
          <table:table-cell office:value-type="float" office:value="34.8712090710845">
            <text:p>34.871209071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448">
            <text:p>12448</text:p>
          </table:table-cell>
          <table:table-cell office:value-type="float" office:value="17258">
            <text:p>17258</text:p>
          </table:table-cell>
          <table:table-cell office:value-type="float" office:value="206">
            <text:p>206</text:p>
          </table:table-cell>
          <table:table-cell office:value-type="float" office:value="190.375">
            <text:p>190.375</text:p>
          </table:table-cell>
          <table:table-cell office:value-type="float" office:value="94.75">
            <text:p>94.75</text:p>
          </table:table-cell>
          <table:table-cell office:value-type="float" office:value="0.0230760613868041">
            <text:p>0.0230760614</text:p>
          </table:table-cell>
          <table:table-cell office:value-type="float" office:value="0.0152936214652956">
            <text:p>0.0152936215</text:p>
          </table:table-cell>
          <table:table-cell office:value-type="float" office:value="0.00549020744002781">
            <text:p>0.0054902074</text:p>
          </table:table-cell>
          <table:table-cell office:value-type="float" office:value="1.0818099238877">
            <text:p>1.0818099239</text:p>
          </table:table-cell>
          <table:table-cell office:value-type="float" office:value="1.05398610904928">
            <text:p>1.053986109</text:p>
          </table:table-cell>
          <table:table-cell office:value-type="float" office:value="1.01927480510046">
            <text:p>1.0192748051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173">
            <text:p>12173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118.25">
            <text:p>118.25</text:p>
          </table:table-cell>
          <table:table-cell office:value-type="float" office:value="197.625">
            <text:p>197.625</text:p>
          </table:table-cell>
          <table:table-cell office:value-type="float" office:value="0.00713792309463504">
            <text:p>0.0071379231</text:p>
          </table:table-cell>
          <table:table-cell office:value-type="float" office:value="0.00971412141624908">
            <text:p>0.0097141214</text:p>
          </table:table-cell>
          <table:table-cell office:value-type="float" office:value="0.0117340577128607">
            <text:p>0.0117340577</text:p>
          </table:table-cell>
          <table:table-cell office:value-type="float" office:value="1.02508259272559">
            <text:p>1.0250825927</text:p>
          </table:table-cell>
          <table:table-cell office:value-type="float" office:value="1.03418437870046">
            <text:p>1.0341843787</text:p>
          </table:table-cell>
          <table:table-cell office:value-type="float" office:value="1.04133907069141">
            <text:p>1.0413390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2024">
            <text:p>12024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229.625">
            <text:p>229.625</text:p>
          </table:table-cell>
          <table:table-cell office:value-type="float" office:value="276.25">
            <text:p>276.25</text:p>
          </table:table-cell>
          <table:table-cell office:value-type="float" office:value="0.0101302677392244">
            <text:p>0.0101302677</text:p>
          </table:table-cell>
          <table:table-cell office:value-type="float" office:value="0.0190972222222222">
            <text:p>0.0190972222</text:p>
          </table:table-cell>
          <table:table-cell office:value-type="float" office:value="0.0161956967813801">
            <text:p>0.0161956968</text:p>
          </table:table-cell>
          <table:table-cell office:value-type="float" office:value="1.03565707684324">
            <text:p>1.0356570768</text:p>
          </table:table-cell>
          <table:table-cell office:value-type="float" office:value="1.06755509741512">
            <text:p>1.0675550974</text:p>
          </table:table-cell>
          <table:table-cell office:value-type="float" office:value="1.05719904789953">
            <text:p>1.05719904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549">
            <text:p>12549</text:p>
          </table:table-cell>
          <table:table-cell office:value-type="float" office:value="17443">
            <text:p>17443</text:p>
          </table:table-cell>
          <table:table-cell office:value-type="float" office:value="206">
            <text:p>206</text:p>
          </table:table-cell>
          <table:table-cell office:value-type="float" office:value="187.25">
            <text:p>187.25</text:p>
          </table:table-cell>
          <table:table-cell office:value-type="float" office:value="269.75">
            <text:p>269.75</text:p>
          </table:table-cell>
          <table:table-cell office:value-type="float" office:value="0.0235267245317497">
            <text:p>0.0235267245</text:p>
          </table:table-cell>
          <table:table-cell office:value-type="float" office:value="0.0149215076898558">
            <text:p>0.0149215077</text:p>
          </table:table-cell>
          <table:table-cell office:value-type="float" office:value="0.0154646563091211">
            <text:p>0.0154646563</text:p>
          </table:table-cell>
          <table:table-cell office:value-type="float" office:value="1.08342840912482">
            <text:p>1.0834284091</text:p>
          </table:table-cell>
          <table:table-cell office:value-type="float" office:value="1.0526616736423">
            <text:p>1.0526616736</text:p>
          </table:table-cell>
          <table:table-cell office:value-type="float" office:value="1.05459504204765">
            <text:p>1.054595042</text:p>
          </table:table-cell>
          <table:table-cell office:value-type="float" office:value="29.8073503509382">
            <text:p>29.8073503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630">
            <text:p>12630</text:p>
          </table:table-cell>
          <table:table-cell office:value-type="float" office:value="18136">
            <text:p>18136</text:p>
          </table:table-cell>
          <table:table-cell office:value-type="float" office:value="105">
            <text:p>105</text:p>
          </table:table-cell>
          <table:table-cell office:value-type="float" office:value="162.5">
            <text:p>162.5</text:p>
          </table:table-cell>
          <table:table-cell office:value-type="float" office:value="255.875">
            <text:p>255.875</text:p>
          </table:table-cell>
          <table:table-cell office:value-type="float" office:value="0.0108448667630655">
            <text:p>0.0108448668</text:p>
          </table:table-cell>
          <table:table-cell office:value-type="float" office:value="0.0128661916072842">
            <text:p>0.0128661916</text:p>
          </table:table-cell>
          <table:table-cell office:value-type="float" office:value="0.0141086788707543">
            <text:p>0.0141086789</text:p>
          </table:table-cell>
          <table:table-cell office:value-type="float" office:value="1.03818755149554">
            <text:p>1.0381875515</text:p>
          </table:table-cell>
          <table:table-cell office:value-type="float" office:value="1.04535612684299">
            <text:p>1.0453561268</text:p>
          </table:table-cell>
          <table:table-cell office:value-type="float" office:value="1.04977052349382">
            <text:p>1.04977052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9506">
            <text:p>9506</text:p>
          </table:table-cell>
          <table:table-cell office:value-type="float" office:value="12442">
            <text:p>12442</text:p>
          </table:table-cell>
          <table:table-cell office:value-type="float" office:value="17634">
            <text:p>17634</text:p>
          </table:table-cell>
          <table:table-cell office:value-type="float" office:value="96.125">
            <text:p>96.125</text:p>
          </table:table-cell>
          <table:table-cell office:value-type="float" office:value="112.875">
            <text:p>112.875</text:p>
          </table:table-cell>
          <table:table-cell office:value-type="float" office:value="465.625">
            <text:p>465.625</text:p>
          </table:table-cell>
          <table:table-cell office:value-type="float" office:value="0.0101120345045235">
            <text:p>0.0101120345</text:p>
          </table:table-cell>
          <table:table-cell office:value-type="float" office:value="0.00907209451856615">
            <text:p>0.0090720945</text:p>
          </table:table-cell>
          <table:table-cell office:value-type="float" office:value="0.0264049563343541">
            <text:p>0.0264049563</text:p>
          </table:table-cell>
          <table:table-cell office:value-type="float" office:value="1.0355925371198">
            <text:p>1.0355925371</text:p>
          </table:table-cell>
          <table:table-cell office:value-type="float" office:value="1.03191364449693">
            <text:p>1.0319136445</text:p>
          </table:table-cell>
          <table:table-cell office:value-type="float" office:value="1.09378390173952">
            <text:p>1.0937839017</text:p>
          </table:table-cell>
          <table:table-cell table:number-columns-repeated="2" office:value-type="float" office:value="0">
            <text:p>0</text:p>
          </table:table-cell>
          <table:table-cell office:value-type="float" office:value="26.5957149126239">
            <text:p>26.59571491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174">
            <text:p>174</text:p>
          </table:table-cell>
          <table:table-cell office:value-type="float" office:value="9528">
            <text:p>9528</text:p>
          </table:table-cell>
          <table:table-cell office:value-type="float" office:value="12392">
            <text:p>12392</text:p>
          </table:table-cell>
          <table:table-cell office:value-type="float" office:value="19073">
            <text:p>19073</text:p>
          </table:table-cell>
          <table:table-cell office:value-type="float" office:value="136">
            <text:p>136</text:p>
          </table:table-cell>
          <table:table-cell office:value-type="float" office:value="173.25">
            <text:p>173.25</text:p>
          </table:table-cell>
          <table:table-cell office:value-type="float" office:value="735.125">
            <text:p>735.125</text:p>
          </table:table-cell>
          <table:table-cell office:value-type="float" office:value="0.0142737195633921">
            <text:p>0.0142737196</text:p>
          </table:table-cell>
          <table:table-cell office:value-type="float" office:value="0.0139807940606843">
            <text:p>0.0139807941</text:p>
          </table:table-cell>
          <table:table-cell office:value-type="float" office:value="0.0385427043464583">
            <text:p>0.0385427043</text:p>
          </table:table-cell>
          <table:table-cell office:value-type="float" office:value="1.05035734704941">
            <text:p>1.050357347</text:p>
          </table:table-cell>
          <table:table-cell office:value-type="float" office:value="1.04931588591343">
            <text:p>1.0493158859</text:p>
          </table:table-cell>
          <table:table-cell office:value-type="float" office:value="1.13781112372695">
            <text:p>1.1378111237</text:p>
          </table:table-cell>
          <table:table-cell table:number-columns-repeated="2" office:value-type="float" office:value="0">
            <text:p>0</text:p>
          </table:table-cell>
          <table:table-cell office:value-type="float" office:value="18.3282642500406">
            <text:p>18.3282642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9938">
            <text:p>9938</text:p>
          </table:table-cell>
          <table:table-cell office:value-type="float" office:value="12804">
            <text:p>12804</text:p>
          </table:table-cell>
          <table:table-cell office:value-type="float" office:value="19312">
            <text:p>19312</text:p>
          </table:table-cell>
          <table:table-cell office:value-type="float" office:value="135.25">
            <text:p>135.25</text:p>
          </table:table-cell>
          <table:table-cell office:value-type="float" office:value="218.375">
            <text:p>218.375</text:p>
          </table:table-cell>
          <table:table-cell office:value-type="float" office:value="808.5">
            <text:p>808.5</text:p>
          </table:table-cell>
          <table:table-cell office:value-type="float" office:value="0.0136093781444959">
            <text:p>0.0136093781</text:p>
          </table:table-cell>
          <table:table-cell office:value-type="float" office:value="0.0170552171196501">
            <text:p>0.0170552171</text:p>
          </table:table-cell>
          <table:table-cell office:value-type="float" office:value="0.0418651615575808">
            <text:p>0.0418651616</text:p>
          </table:table-cell>
          <table:table-cell office:value-type="float" office:value="1.04799584524576">
            <text:p>1.0479958452</text:p>
          </table:table-cell>
          <table:table-cell office:value-type="float" office:value="1.06026338556353">
            <text:p>1.0602633856</text:p>
          </table:table-cell>
          <table:table-cell office:value-type="float" office:value="1.14996334128593">
            <text:p>1.14996334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9008631227389">
            <text:p>16.900863122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9862">
            <text:p>9862</text:p>
          </table:table-cell>
          <table:table-cell office:value-type="float" office:value="13388">
            <text:p>13388</text:p>
          </table:table-cell>
          <table:table-cell office:value-type="float" office:value="19323">
            <text:p>19323</text:p>
          </table:table-cell>
          <table:table-cell office:value-type="float" office:value="86">
            <text:p>86</text:p>
          </table:table-cell>
          <table:table-cell office:value-type="float" office:value="225.75">
            <text:p>225.75</text:p>
          </table:table-cell>
          <table:table-cell office:value-type="float" office:value="936.625">
            <text:p>936.625</text:p>
          </table:table-cell>
          <table:table-cell office:value-type="float" office:value="0.00872034070168323">
            <text:p>0.0087203407</text:p>
          </table:table-cell>
          <table:table-cell office:value-type="float" office:value="0.0168621153271586">
            <text:p>0.0168621153</text:p>
          </table:table-cell>
          <table:table-cell office:value-type="float" office:value="0.0484720281529783">
            <text:p>0.0484720282</text:p>
          </table:table-cell>
          <table:table-cell office:value-type="float" office:value="1.03067023936612">
            <text:p>1.0306702394</text:p>
          </table:table-cell>
          <table:table-cell office:value-type="float" office:value="1.05957469227434">
            <text:p>1.0595746923</text:p>
          </table:table-cell>
          <table:table-cell office:value-type="float" office:value="1.17425719206142">
            <text:p>1.1742571921</text:p>
          </table:table-cell>
          <table:table-cell table:number-columns-repeated="2" office:value-type="float" office:value="0">
            <text:p>0</text:p>
          </table:table-cell>
          <table:table-cell office:value-type="float" office:value="14.6437813597808">
            <text:p>14.643781359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9506">
            <text:p>9506</text:p>
          </table:table-cell>
          <table:table-cell office:value-type="float" office:value="13218">
            <text:p>13218</text:p>
          </table:table-cell>
          <table:table-cell office:value-type="float" office:value="20300">
            <text:p>20300</text:p>
          </table:table-cell>
          <table:table-cell office:value-type="float" office:value="96.125">
            <text:p>96.125</text:p>
          </table:table-cell>
          <table:table-cell office:value-type="float" office:value="302.875">
            <text:p>302.875</text:p>
          </table:table-cell>
          <table:table-cell office:value-type="float" office:value="1193">
            <text:p>1193</text:p>
          </table:table-cell>
          <table:table-cell office:value-type="float" office:value="0.0101120345045235">
            <text:p>0.0101120345</text:p>
          </table:table-cell>
          <table:table-cell office:value-type="float" office:value="0.0229138296262672">
            <text:p>0.0229138296</text:p>
          </table:table-cell>
          <table:table-cell office:value-type="float" office:value="0.0587684729064039">
            <text:p>0.0587684729</text:p>
          </table:table-cell>
          <table:table-cell office:value-type="float" office:value="1.0355925371198">
            <text:p>1.0355925371</text:p>
          </table:table-cell>
          <table:table-cell office:value-type="float" office:value="1.08122748912469">
            <text:p>1.0812274891</text:p>
          </table:table-cell>
          <table:table-cell office:value-type="float" office:value="1.21245897265161">
            <text:p>1.2124589727</text:p>
          </table:table-cell>
          <table:table-cell office:value-type="float" office:value="0">
            <text:p>0</text:p>
          </table:table-cell>
          <table:table-cell office:value-type="float" office:value="30.5954323213729">
            <text:p>30.5954323214</text:p>
          </table:table-cell>
          <table:table-cell office:value-type="float" office:value="12.1378164690541">
            <text:p>12.137816469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9436">
            <text:p>9436</text:p>
          </table:table-cell>
          <table:table-cell office:value-type="float" office:value="14026">
            <text:p>14026</text:p>
          </table:table-cell>
          <table:table-cell office:value-type="float" office:value="22446">
            <text:p>22446</text:p>
          </table:table-cell>
          <table:table-cell office:value-type="float" office:value="175">
            <text:p>175</text:p>
          </table:table-cell>
          <table:table-cell office:value-type="float" office:value="572.5">
            <text:p>572.5</text:p>
          </table:table-cell>
          <table:table-cell office:value-type="float" office:value="1190.625">
            <text:p>1190.625</text:p>
          </table:table-cell>
          <table:table-cell office:value-type="float" office:value="0.0185459940652819">
            <text:p>0.0185459941</text:p>
          </table:table-cell>
          <table:table-cell office:value-type="float" office:value="0.0408170540424925">
            <text:p>0.040817054</text:p>
          </table:table-cell>
          <table:table-cell office:value-type="float" office:value="0.0530439721999465">
            <text:p>0.0530439722</text:p>
          </table:table-cell>
          <table:table-cell office:value-type="float" office:value="1.06558512886439">
            <text:p>1.0655851289</text:p>
          </table:table-cell>
          <table:table-cell office:value-type="float" office:value="1.14612511167411">
            <text:p>1.1461251117</text:p>
          </table:table-cell>
          <table:table-cell office:value-type="float" office:value="1.19116868215384">
            <text:p>1.1911686822</text:p>
          </table:table-cell>
          <table:table-cell office:value-type="float" office:value="0">
            <text:p>0</text:p>
          </table:table-cell>
          <table:table-cell office:value-type="float" office:value="17.3260660521629">
            <text:p>17.3260660522</text:p>
          </table:table-cell>
          <table:table-cell office:value-type="float" office:value="13.410995411608">
            <text:p>13.410995411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3">
            <text:p>323</text:p>
          </table:table-cell>
          <table:table-cell office:value-type="float" office:value="10065">
            <text:p>10065</text:p>
          </table:table-cell>
          <table:table-cell office:value-type="float" office:value="14400">
            <text:p>14400</text:p>
          </table:table-cell>
          <table:table-cell office:value-type="float" office:value="24180">
            <text:p>24180</text:p>
          </table:table-cell>
          <table:table-cell office:value-type="float" office:value="183.375">
            <text:p>183.375</text:p>
          </table:table-cell>
          <table:table-cell office:value-type="float" office:value="607.875">
            <text:p>607.875</text:p>
          </table:table-cell>
          <table:table-cell office:value-type="float" office:value="1310.125">
            <text:p>1310.125</text:p>
          </table:table-cell>
          <table:table-cell office:value-type="float" office:value="0.0182190760059613">
            <text:p>0.018219076</text:p>
          </table:table-cell>
          <table:table-cell office:value-type="float" office:value="0.0422135416666667">
            <text:p>0.0422135417</text:p>
          </table:table-cell>
          <table:table-cell office:value-type="float" office:value="0.0541821753515302">
            <text:p>0.0541821754</text:p>
          </table:table-cell>
          <table:table-cell office:value-type="float" office:value="1.06441735809267">
            <text:p>1.0644173581</text:p>
          </table:table-cell>
          <table:table-cell office:value-type="float" office:value="1.15124008270942">
            <text:p>1.1512400827</text:p>
          </table:table-cell>
          <table:table-cell office:value-type="float" office:value="1.19539160165697">
            <text:p>1.1953916017</text:p>
          </table:table-cell>
          <table:table-cell office:value-type="float" office:value="0">
            <text:p>0</text:p>
          </table:table-cell>
          <table:table-cell office:value-type="float" office:value="16.7642049467244">
            <text:p>16.7642049467</text:p>
          </table:table-cell>
          <table:table-cell office:value-type="float" office:value="13.1364264343381">
            <text:p>13.136426434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10576">
            <text:p>10576</text:p>
          </table:table-cell>
          <table:table-cell office:value-type="float" office:value="15234">
            <text:p>15234</text:p>
          </table:table-cell>
          <table:table-cell office:value-type="float" office:value="25623">
            <text:p>25623</text:p>
          </table:table-cell>
          <table:table-cell office:value-type="float" office:value="148.75">
            <text:p>148.75</text:p>
          </table:table-cell>
          <table:table-cell office:value-type="float" office:value="854.875">
            <text:p>854.875</text:p>
          </table:table-cell>
          <table:table-cell office:value-type="float" office:value="1499">
            <text:p>1499</text:p>
          </table:table-cell>
          <table:table-cell office:value-type="float" office:value="0.0140648638426626">
            <text:p>0.0140648638</text:p>
          </table:table-cell>
          <table:table-cell office:value-type="float" office:value="0.0561162531180255">
            <text:p>0.0561162531</text:p>
          </table:table-cell>
          <table:table-cell office:value-type="float" office:value="0.0585021269952777">
            <text:p>0.058502127</text:p>
          </table:table-cell>
          <table:table-cell office:value-type="float" office:value="1.04961475142335">
            <text:p>1.0496147514</text:p>
          </table:table-cell>
          <table:table-cell office:value-type="float" office:value="1.20257899228654">
            <text:p>1.2025789923</text:p>
          </table:table-cell>
          <table:table-cell office:value-type="float" office:value="1.2114655422549">
            <text:p>1.2114655423</text:p>
          </table:table-cell>
          <table:table-cell office:value-type="float" office:value="0">
            <text:p>0</text:p>
          </table:table-cell>
          <table:table-cell office:value-type="float" office:value="12.6954061641071">
            <text:p>12.6954061641</text:p>
          </table:table-cell>
          <table:table-cell office:value-type="float" office:value="12.1915286682531">
            <text:p>12.191528668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10275">
            <text:p>10275</text:p>
          </table:table-cell>
          <table:table-cell office:value-type="float" office:value="16260">
            <text:p>16260</text:p>
          </table:table-cell>
          <table:table-cell office:value-type="float" office:value="27229">
            <text:p>27229</text:p>
          </table:table-cell>
          <table:table-cell office:value-type="float" office:value="312">
            <text:p>312</text:p>
          </table:table-cell>
          <table:table-cell office:value-type="float" office:value="1012.75">
            <text:p>1012.75</text:p>
          </table:table-cell>
          <table:table-cell office:value-type="float" office:value="1564.5">
            <text:p>1564.5</text:p>
          </table:table-cell>
          <table:table-cell office:value-type="float" office:value="0.0303649635036496">
            <text:p>0.0303649635</text:p>
          </table:table-cell>
          <table:table-cell office:value-type="float" office:value="0.0622847478474785">
            <text:p>0.0622847478</text:p>
          </table:table-cell>
          <table:table-cell office:value-type="float" office:value="0.0574571229204157">
            <text:p>0.0574571229</text:p>
          </table:table-cell>
          <table:table-cell office:value-type="float" office:value="1.10808455303959">
            <text:p>1.108084553</text:p>
          </table:table-cell>
          <table:table-cell office:value-type="float" office:value="1.22560022150245">
            <text:p>1.2256002215</text:p>
          </table:table-cell>
          <table:table-cell office:value-type="float" office:value="1.20757051933107">
            <text:p>1.2075705193</text:p>
          </table:table-cell>
          <table:table-cell office:value-type="float" office:value="23.1720485905225">
            <text:p>23.1720485905</text:p>
          </table:table-cell>
          <table:table-cell office:value-type="float" office:value="11.471766145017">
            <text:p>11.471766145</text:p>
          </table:table-cell>
          <table:table-cell office:value-type="float" office:value="12.4070761060191">
            <text:p>12.40707610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11021">
            <text:p>11021</text:p>
          </table:table-cell>
          <table:table-cell office:value-type="float" office:value="17097">
            <text:p>17097</text:p>
          </table:table-cell>
          <table:table-cell office:value-type="float" office:value="28679">
            <text:p>28679</text:p>
          </table:table-cell>
          <table:table-cell office:value-type="float" office:value="487.125">
            <text:p>487.125</text:p>
          </table:table-cell>
          <table:table-cell office:value-type="float" office:value="830.375">
            <text:p>830.375</text:p>
          </table:table-cell>
          <table:table-cell office:value-type="float" office:value="1378.75">
            <text:p>1378.75</text:p>
          </table:table-cell>
          <table:table-cell office:value-type="float" office:value="0.0441997096452228">
            <text:p>0.0441997096</text:p>
          </table:table-cell>
          <table:table-cell office:value-type="float" office:value="0.0485684623033281">
            <text:p>0.0485684623</text:p>
          </table:table-cell>
          <table:table-cell office:value-type="float" office:value="0.0480752466961889">
            <text:p>0.0480752467</text:p>
          </table:table-cell>
          <table:table-cell office:value-type="float" office:value="1.15852806785041">
            <text:p>1.1585280679</text:p>
          </table:table-cell>
          <table:table-cell office:value-type="float" office:value="1.17461305330145">
            <text:p>1.1746130533</text:p>
          </table:table-cell>
          <table:table-cell office:value-type="float" office:value="1.17279337295266">
            <text:p>1.172793373</text:p>
          </table:table-cell>
          <table:table-cell office:value-type="float" office:value="16.0262413325856">
            <text:p>16.0262413326</text:p>
          </table:table-cell>
          <table:table-cell office:value-type="float" office:value="14.6153830811282">
            <text:p>14.6153830811</text:p>
          </table:table-cell>
          <table:table-cell office:value-type="float" office:value="14.7618255322174">
            <text:p>14.761825532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1260">
            <text:p>11260</text:p>
          </table:table-cell>
          <table:table-cell office:value-type="float" office:value="17899">
            <text:p>17899</text:p>
          </table:table-cell>
          <table:table-cell office:value-type="float" office:value="29779">
            <text:p>29779</text:p>
          </table:table-cell>
          <table:table-cell office:value-type="float" office:value="519.875">
            <text:p>519.875</text:p>
          </table:table-cell>
          <table:table-cell office:value-type="float" office:value="972.25">
            <text:p>972.25</text:p>
          </table:table-cell>
          <table:table-cell office:value-type="float" office:value="982.25">
            <text:p>982.25</text:p>
          </table:table-cell>
          <table:table-cell office:value-type="float" office:value="0.0461700710479574">
            <text:p>0.046170071</text:p>
          </table:table-cell>
          <table:table-cell office:value-type="float" office:value="0.0543186770210626">
            <text:p>0.054318677</text:p>
          </table:table-cell>
          <table:table-cell office:value-type="float" office:value="0.0329846536149636">
            <text:p>0.0329846536</text:p>
          </table:table-cell>
          <table:table-cell office:value-type="float" office:value="1.16577333257057">
            <text:p>1.1657733326</text:p>
          </table:table-cell>
          <table:table-cell office:value-type="float" office:value="1.19589838617342">
            <text:p>1.1958983862</text:p>
          </table:table-cell>
          <table:table-cell office:value-type="float" office:value="1.11757874290561">
            <text:p>1.1175787429</text:p>
          </table:table-cell>
          <table:table-cell office:value-type="float" office:value="15.3568778071465">
            <text:p>15.3568778071</text:p>
          </table:table-cell>
          <table:table-cell office:value-type="float" office:value="13.1042706719709">
            <text:p>13.104270672</text:p>
          </table:table-cell>
          <table:table-cell office:value-type="float" office:value="21.3589316199426">
            <text:p>21.358931619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1170">
            <text:p>11170</text:p>
          </table:table-cell>
          <table:table-cell office:value-type="float" office:value="18912">
            <text:p>18912</text:p>
          </table:table-cell>
          <table:table-cell office:value-type="float" office:value="31221">
            <text:p>31221</text:p>
          </table:table-cell>
          <table:table-cell office:value-type="float" office:value="469.125">
            <text:p>469.125</text:p>
          </table:table-cell>
          <table:table-cell office:value-type="float" office:value="956.25">
            <text:p>956.25</text:p>
          </table:table-cell>
          <table:table-cell office:value-type="float" office:value="559.875">
            <text:p>559.875</text:p>
          </table:table-cell>
          <table:table-cell office:value-type="float" office:value="0.0419986571172784">
            <text:p>0.0419986571</text:p>
          </table:table-cell>
          <table:table-cell office:value-type="float" office:value="0.0505631345177665">
            <text:p>0.0505631345</text:p>
          </table:table-cell>
          <table:table-cell office:value-type="float" office:value="0.0179326414913039">
            <text:p>0.0179326415</text:p>
          </table:table-cell>
          <table:table-cell office:value-type="float" office:value="1.1504525188218">
            <text:p>1.1504525188</text:p>
          </table:table-cell>
          <table:table-cell office:value-type="float" office:value="1.18198196673382">
            <text:p>1.1819819667</text:p>
          </table:table-cell>
          <table:table-cell office:value-type="float" office:value="1.06339454129604">
            <text:p>1.0633945413</text:p>
          </table:table-cell>
          <table:table-cell office:value-type="float" office:value="16.8482292689512">
            <text:p>16.848229269</text:p>
          </table:table-cell>
          <table:table-cell office:value-type="float" office:value="14.0522729792555">
            <text:p>14.0522729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700">
            <text:p>11700</text:p>
          </table:table-cell>
          <table:table-cell office:value-type="float" office:value="19878">
            <text:p>19878</text:p>
          </table:table-cell>
          <table:table-cell office:value-type="float" office:value="33129">
            <text:p>33129</text:p>
          </table:table-cell>
          <table:table-cell office:value-type="float" office:value="733.5">
            <text:p>733.5</text:p>
          </table:table-cell>
          <table:table-cell office:value-type="float" office:value="1015.75">
            <text:p>1015.75</text:p>
          </table:table-cell>
          <table:table-cell office:value-type="float" office:value="243.5">
            <text:p>243.5</text:p>
          </table:table-cell>
          <table:table-cell office:value-type="float" office:value="0.0626923076923077">
            <text:p>0.0626923077</text:p>
          </table:table-cell>
          <table:table-cell office:value-type="float" office:value="0.0510992051514237">
            <text:p>0.0510992052</text:p>
          </table:table-cell>
          <table:table-cell office:value-type="float" office:value="0.00735005584231338">
            <text:p>0.0073500558</text:p>
          </table:table-cell>
          <table:table-cell office:value-type="float" office:value="1.2271265147929">
            <text:p>1.2271265148</text:p>
          </table:table-cell>
          <table:table-cell office:value-type="float" office:value="1.18396503041351">
            <text:p>1.1839650304</text:p>
          </table:table-cell>
          <table:table-cell office:value-type="float" office:value="1.02583108115703">
            <text:p>1.0258310812</text:p>
          </table:table-cell>
          <table:table-cell office:value-type="float" office:value="11.3993969328925">
            <text:p>11.3993969329</text:p>
          </table:table-cell>
          <table:table-cell office:value-type="float" office:value="13.9084301192428">
            <text:p>13.9084301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3150">
            <text:p>13150</text:p>
          </table:table-cell>
          <table:table-cell office:value-type="float" office:value="21125">
            <text:p>21125</text:p>
          </table:table-cell>
          <table:table-cell office:value-type="float" office:value="33592">
            <text:p>33592</text:p>
          </table:table-cell>
          <table:table-cell office:value-type="float" office:value="610.5">
            <text:p>610.5</text:p>
          </table:table-cell>
          <table:table-cell office:value-type="float" office:value="845.25">
            <text:p>845.25</text:p>
          </table:table-cell>
          <table:table-cell office:value-type="float" office:value="-148.375">
            <text:p>-148.375</text:p>
          </table:table-cell>
          <table:table-cell office:value-type="float" office:value="0.046425855513308">
            <text:p>0.0464258555</text:p>
          </table:table-cell>
          <table:table-cell office:value-type="float" office:value="0.0400118343195266">
            <text:p>0.0400118343</text:p>
          </table:table-cell>
          <table:table-cell office:value-type="float" office:value="-0.00441697427959038">
            <text:p>-0.0044169743</text:p>
          </table:table-cell>
          <table:table-cell office:value-type="float" office:value="1.16671500001446">
            <text:p>1.166715</text:p>
          </table:table-cell>
          <table:table-cell office:value-type="float" office:value="1.14317927601415">
            <text:p>1.143179276</text:p>
          </table:table-cell>
          <table:table-cell office:value-type="float" office:value="0.984578828958535">
            <text:p>0.984578829</text:p>
          </table:table-cell>
          <table:table-cell office:value-type="float" office:value="15.2741496602548">
            <text:p>15.2741496603</text:p>
          </table:table-cell>
          <table:table-cell office:value-type="float" office:value="17.6678617160042">
            <text:p>17.667861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521">
            <text:p>521</text:p>
          </table:table-cell>
          <table:table-cell office:value-type="float" office:value="13454">
            <text:p>13454</text:p>
          </table:table-cell>
          <table:table-cell office:value-type="float" office:value="22136">
            <text:p>22136</text:p>
          </table:table-cell>
          <table:table-cell office:value-type="float" office:value="31876">
            <text:p>31876</text:p>
          </table:table-cell>
          <table:table-cell office:value-type="float" office:value="612.625">
            <text:p>612.625</text:p>
          </table:table-cell>
          <table:table-cell office:value-type="float" office:value="738.625">
            <text:p>738.625</text:p>
          </table:table-cell>
          <table:table-cell office:value-type="float" office:value="-234.125">
            <text:p>-234.125</text:p>
          </table:table-cell>
          <table:table-cell office:value-type="float" office:value="0.0455347851939944">
            <text:p>0.0455347852</text:p>
          </table:table-cell>
          <table:table-cell office:value-type="float" office:value="0.0333675912540658">
            <text:p>0.0333675913</text:p>
          </table:table-cell>
          <table:table-cell office:value-type="float" office:value="-0.00734486761199649">
            <text:p>-0.0073448676</text:p>
          </table:table-cell>
          <table:table-cell office:value-type="float" office:value="1.1634356448378">
            <text:p>1.1634356448</text:p>
          </table:table-cell>
          <table:table-cell office:value-type="float" office:value="1.11896882583558">
            <text:p>1.1189688258</text:p>
          </table:table-cell>
          <table:table-cell office:value-type="float" office:value="0.974398699635278">
            <text:p>0.9743986996</text:p>
          </table:table-cell>
          <table:table-cell office:value-type="float" office:value="15.5663679283942">
            <text:p>15.5663679284</text:p>
          </table:table-cell>
          <table:table-cell office:value-type="float" office:value="21.1177438501216">
            <text:p>21.1177438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4174">
            <text:p>14174</text:p>
          </table:table-cell>
          <table:table-cell office:value-type="float" office:value="22122">
            <text:p>22122</text:p>
          </table:table-cell>
          <table:table-cell office:value-type="float" office:value="30953">
            <text:p>30953</text:p>
          </table:table-cell>
          <table:table-cell office:value-type="float" office:value="699.25">
            <text:p>699.25</text:p>
          </table:table-cell>
          <table:table-cell office:value-type="float" office:value="286.625">
            <text:p>286.625</text:p>
          </table:table-cell>
          <table:table-cell office:value-type="float" office:value="362">
            <text:p>362</text:p>
          </table:table-cell>
          <table:table-cell office:value-type="float" office:value="0.0493332862988571">
            <text:p>0.0493332863</text:p>
          </table:table-cell>
          <table:table-cell office:value-type="float" office:value="0.0129565590814574">
            <text:p>0.0129565591</text:p>
          </table:table-cell>
          <table:table-cell office:value-type="float" office:value="0.0116951507123704">
            <text:p>0.0116951507</text:p>
          </table:table-cell>
          <table:table-cell office:value-type="float" office:value="1.17743669739461">
            <text:p>1.1774366974</text:p>
          </table:table-cell>
          <table:table-cell office:value-type="float" office:value="1.04567698673463">
            <text:p>1.0456769867</text:p>
          </table:table-cell>
          <table:table-cell office:value-type="float" office:value="1.04120110953166">
            <text:p>1.0412011095</text:p>
          </table:table-cell>
          <table:table-cell office:value-type="float" office:value="14.3940862386704">
            <text:p>14.3940862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175">
            <text:p>15175</text:p>
          </table:table-cell>
          <table:table-cell office:value-type="float" office:value="21760">
            <text:p>21760</text:p>
          </table:table-cell>
          <table:table-cell office:value-type="float" office:value="33214">
            <text:p>33214</text:p>
          </table:table-cell>
          <table:table-cell office:value-type="float" office:value="750.125">
            <text:p>750.125</text:p>
          </table:table-cell>
          <table:table-cell office:value-type="float" office:value="22">
            <text:p>22</text:p>
          </table:table-cell>
          <table:table-cell office:value-type="float" office:value="218.375">
            <text:p>218.375</text:p>
          </table:table-cell>
          <table:table-cell office:value-type="float" office:value="0.0494316309719934">
            <text:p>0.049431631</text:p>
          </table:table-cell>
          <table:table-cell office:value-type="float" office:value="0.00101102941176471">
            <text:p>0.0010110294</text:p>
          </table:table-cell>
          <table:table-cell office:value-type="float" office:value="0.00657478774010959">
            <text:p>0.0065747877</text:p>
          </table:table-cell>
          <table:table-cell office:value-type="float" office:value="1.17779994123746">
            <text:p>1.1777999412</text:p>
          </table:table-cell>
          <table:table-cell office:value-type="float" office:value="1.0035406064149">
            <text:p>1.0035406064</text:p>
          </table:table-cell>
          <table:table-cell office:value-type="float" office:value="1.02309648364469">
            <text:p>1.0230964836</text:p>
          </table:table-cell>
          <table:table-cell office:value-type="float" office:value="14.3661276399252">
            <text:p>14.36612763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5904">
            <text:p>15904</text:p>
          </table:table-cell>
          <table:table-cell office:value-type="float" office:value="21387">
            <text:p>21387</text:p>
          </table:table-cell>
          <table:table-cell office:value-type="float" office:value="33592">
            <text:p>33592</text:p>
          </table:table-cell>
          <table:table-cell office:value-type="float" office:value="-223.75">
            <text:p>-223.75</text:p>
          </table:table-cell>
          <table:table-cell office:value-type="float" office:value="892.75">
            <text:p>892.75</text:p>
          </table:table-cell>
          <table:table-cell office:value-type="float" office:value="-148.375">
            <text:p>-148.375</text:p>
          </table:table-cell>
          <table:table-cell office:value-type="float" office:value="-0.0140687877263581">
            <text:p>-0.0140687877</text:p>
          </table:table-cell>
          <table:table-cell office:value-type="float" office:value="0.0417426474026278">
            <text:p>0.0417426474</text:p>
          </table:table-cell>
          <table:table-cell office:value-type="float" office:value="-0.00441697427959038">
            <text:p>-0.0044169743</text:p>
          </table:table-cell>
          <table:table-cell office:value-type="float" office:value="0.951147187302402">
            <text:p>0.9511471873</text:p>
          </table:table-cell>
          <table:table-cell office:value-type="float" office:value="1.14951446518907">
            <text:p>1.1495144652</text:p>
          </table:table-cell>
          <table:table-cell office:value-type="float" office:value="0.984578828958535">
            <text:p>0.984578829</text:p>
          </table:table-cell>
          <table:table-cell office:value-type="float" office:value="0">
            <text:p>0</text:p>
          </table:table-cell>
          <table:table-cell office:value-type="float" office:value="16.9494635030945">
            <text:p>16.9494635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16120">
            <text:p>16120</text:p>
          </table:table-cell>
          <table:table-cell office:value-type="float" office:value="21542">
            <text:p>21542</text:p>
          </table:table-cell>
          <table:table-cell office:value-type="float" office:value="31743">
            <text:p>31743</text:p>
          </table:table-cell>
          <table:table-cell office:value-type="float" office:value="-92.25">
            <text:p>-92.25</text:p>
          </table:table-cell>
          <table:table-cell office:value-type="float" office:value="-111.625">
            <text:p>-111.625</text:p>
          </table:table-cell>
          <table:table-cell office:value-type="float" office:value="-266.75">
            <text:p>-266.75</text:p>
          </table:table-cell>
          <table:table-cell office:value-type="float" office:value="-0.0057227047146402">
            <text:p>-0.0057227047</text:p>
          </table:table-cell>
          <table:table-cell office:value-type="float" office:value="-0.00518173800018568">
            <text:p>-0.005181738</text:p>
          </table:table-cell>
          <table:table-cell office:value-type="float" office:value="-0.00840342752732886">
            <text:p>-0.0084034275</text:p>
          </table:table-cell>
          <table:table-cell office:value-type="float" office:value="0.980034722223291">
            <text:p>0.9800347222</text:p>
          </table:table-cell>
          <table:table-cell office:value-type="float" office:value="0.981916543800407">
            <text:p>0.9819165438</text:p>
          </table:table-cell>
          <table:table-cell office:value-type="float" office:value="0.970726414138995">
            <text:p>0.97072641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384">
            <text:p>16384</text:p>
          </table:table-cell>
          <table:table-cell office:value-type="float" office:value="21996">
            <text:p>21996</text:p>
          </table:table-cell>
          <table:table-cell office:value-type="float" office:value="31360">
            <text:p>31360</text:p>
          </table:table-cell>
          <table:table-cell office:value-type="float" office:value="-44">
            <text:p>-44</text:p>
          </table:table-cell>
          <table:table-cell office:value-type="float" office:value="-32">
            <text:p>-32</text:p>
          </table:table-cell>
          <table:table-cell office:value-type="float" office:value="-27.375">
            <text:p>-27.375</text:p>
          </table:table-cell>
          <table:table-cell office:value-type="float" office:value="-0.002685546875">
            <text:p>-0.0026855469</text:p>
          </table:table-cell>
          <table:table-cell office:value-type="float" office:value="-0.00145480996544826">
            <text:p>-0.00145481</text:p>
          </table:table-cell>
          <table:table-cell office:value-type="float" office:value="-0.000872927295918367">
            <text:p>-0.0008729273</text:p>
          </table:table-cell>
          <table:table-cell office:value-type="float" office:value="0.990614721775055">
            <text:p>0.9906147218</text:p>
          </table:table-cell>
          <table:table-cell office:value-type="float" office:value="0.994912313406121">
            <text:p>0.9949123134</text:p>
          </table:table-cell>
          <table:table-cell office:value-type="float" office:value="0.996946247988331">
            <text:p>0.9969462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008">
            <text:p>23008</text:p>
          </table:table-cell>
          <table:table-cell office:value-type="float" office:value="33267">
            <text:p>33267</text:p>
          </table:table-cell>
          <table:table-cell office:value-type="float" office:value="-69.125">
            <text:p>-69.125</text:p>
          </table:table-cell>
          <table:table-cell office:value-type="float" office:value="-2.5">
            <text:p>-2.5</text:p>
          </table:table-cell>
          <table:table-cell office:value-type="float" office:value="-58.625">
            <text:p>-58.625</text:p>
          </table:table-cell>
          <table:table-cell office:value-type="float" office:value="-0.00429748212620454">
            <text:p>-0.0042974821</text:p>
          </table:table-cell>
          <table:table-cell office:value-type="float" office:value="-0.0001086578581363">
            <text:p>-0.0001086579</text:p>
          </table:table-cell>
          <table:table-cell office:value-type="float" office:value="-0.00176225689121351">
            <text:p>-0.0017622569</text:p>
          </table:table-cell>
          <table:table-cell office:value-type="float" office:value="0.984995010529429">
            <text:p>0.9849950105</text:p>
          </table:table-cell>
          <table:table-cell office:value-type="float" office:value="0.999619720637322">
            <text:p>0.9996197206</text:p>
          </table:table-cell>
          <table:table-cell office:value-type="float" office:value="0.99383818775748">
            <text:p>0.99383818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550">
            <text:p>15550</text:p>
          </table:table-cell>
          <table:table-cell office:value-type="float" office:value="23451">
            <text:p>23451</text:p>
          </table:table-cell>
          <table:table-cell office:value-type="float" office:value="32504">
            <text:p>32504</text:p>
          </table:table-cell>
          <table:table-cell office:value-type="float" office:value="-74">
            <text:p>-74</text:p>
          </table:table-cell>
          <table:table-cell office:value-type="float" office:value="-25.25">
            <text:p>-25.25</text:p>
          </table:table-cell>
          <table:table-cell office:value-type="float" office:value="-81.75">
            <text:p>-81.75</text:p>
          </table:table-cell>
          <table:table-cell office:value-type="float" office:value="-0.0047588424437299">
            <text:p>-0.0047588424</text:p>
          </table:table-cell>
          <table:table-cell office:value-type="float" office:value="-0.00107671314656091">
            <text:p>-0.0010767131</text:p>
          </table:table-cell>
          <table:table-cell office:value-type="float" office:value="-0.00251507506768398">
            <text:p>-0.0025150751</text:p>
          </table:table-cell>
          <table:table-cell office:value-type="float" office:value="0.983388438746498">
            <text:p>0.9833884387</text:p>
          </table:table-cell>
          <table:table-cell office:value-type="float" office:value="0.996233776236989">
            <text:p>0.9962337762</text:p>
          </table:table-cell>
          <table:table-cell office:value-type="float" office:value="0.991209635444194">
            <text:p>0.99120963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5906">
            <text:p>15906</text:p>
          </table:table-cell>
          <table:table-cell office:value-type="float" office:value="21776">
            <text:p>21776</text:p>
          </table:table-cell>
          <table:table-cell office:value-type="float" office:value="30800">
            <text:p>30800</text:p>
          </table:table-cell>
          <table:table-cell office:value-type="float" office:value="-120.5">
            <text:p>-120.5</text:p>
          </table:table-cell>
          <table:table-cell office:value-type="float" office:value="-157.25">
            <text:p>-157.25</text:p>
          </table:table-cell>
          <table:table-cell office:value-type="float" office:value="-215">
            <text:p>-215</text:p>
          </table:table-cell>
          <table:table-cell office:value-type="float" office:value="-0.00757575757575758">
            <text:p>-0.0075757576</text:p>
          </table:table-cell>
          <table:table-cell office:value-type="float" office:value="-0.00722125275532697">
            <text:p>-0.0072212528</text:p>
          </table:table-cell>
          <table:table-cell office:value-type="float" office:value="-0.00698051948051948">
            <text:p>-0.0069805195</text:p>
          </table:table-cell>
          <table:table-cell office:value-type="float" office:value="0.973597337006428">
            <text:p>0.973597337</text:p>
          </table:table-cell>
          <table:table-cell office:value-type="float" office:value="0.974827822479414">
            <text:p>0.9748278225</text:p>
          </table:table-cell>
          <table:table-cell office:value-type="float" office:value="0.975663688016529">
            <text:p>0.9756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16384">
            <text:p>16384</text:p>
          </table:table-cell>
          <table:table-cell office:value-type="float" office:value="21382">
            <text:p>21382</text:p>
          </table:table-cell>
          <table:table-cell office:value-type="float" office:value="30259">
            <text:p>30259</text:p>
          </table:table-cell>
          <table:table-cell office:value-type="float" office:value="-44">
            <text:p>-44</text:p>
          </table:table-cell>
          <table:table-cell office:value-type="float" office:value="228.875">
            <text:p>228.875</text:p>
          </table:table-cell>
          <table:table-cell office:value-type="float" office:value="-188.75">
            <text:p>-188.75</text:p>
          </table:table-cell>
          <table:table-cell office:value-type="float" office:value="-0.002685546875">
            <text:p>-0.0026855469</text:p>
          </table:table-cell>
          <table:table-cell office:value-type="float" office:value="0.0107040969039379">
            <text:p>0.0107040969</text:p>
          </table:table-cell>
          <table:table-cell office:value-type="float" office:value="-0.00623781354307809">
            <text:p>-0.0062378135</text:p>
          </table:table-cell>
          <table:table-cell office:value-type="float" office:value="0.990614721775055">
            <text:p>0.9906147218</text:p>
          </table:table-cell>
          <table:table-cell office:value-type="float" office:value="1.03768891143722">
            <text:p>1.0376889114</text:p>
          </table:table-cell>
          <table:table-cell office:value-type="float" office:value="0.978243916822111">
            <text:p>0.9782439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376">
            <text:p>21376</text:p>
          </table:table-cell>
          <table:table-cell office:value-type="float" office:value="31976">
            <text:p>31976</text:p>
          </table:table-cell>
          <table:table-cell office:value-type="float" office:value="-35">
            <text:p>-35</text:p>
          </table:table-cell>
          <table:table-cell office:value-type="float" office:value="76.25">
            <text:p>76.25</text:p>
          </table:table-cell>
          <table:table-cell office:value-type="float" office:value="1.625">
            <text:p>1.625</text:p>
          </table:table-cell>
          <table:table-cell office:value-type="float" office:value="-0.00219311986966602">
            <text:p>-0.0021931199</text:p>
          </table:table-cell>
          <table:table-cell office:value-type="float" office:value="0.00356708458083832">
            <text:p>0.0035670846</text:p>
          </table:table-cell>
          <table:table-cell table:style-name="ce17" office:value-type="float" office:value="0.0000508193645233925">
            <text:p>5.08E-005</text:p>
          </table:table-cell>
          <table:table-cell office:value-type="float" office:value="0.992333507614704">
            <text:p>0.9923335076</text:p>
          </table:table-cell>
          <table:table-cell office:value-type="float" office:value="1.01250973525405">
            <text:p>1.0125097353</text:p>
          </table:table-cell>
          <table:table-cell office:value-type="float" office:value="1.00017787283774">
            <text:p>1.00017787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382">
            <text:p>15382</text:p>
          </table:table-cell>
          <table:table-cell office:value-type="float" office:value="21460">
            <text:p>21460</text:p>
          </table:table-cell>
          <table:table-cell office:value-type="float" office:value="32488">
            <text:p>32488</text:p>
          </table:table-cell>
          <table:table-cell office:value-type="float" office:value="-76">
            <text:p>-76</text:p>
          </table:table-cell>
          <table:table-cell office:value-type="float" office:value="368.375">
            <text:p>368.375</text:p>
          </table:table-cell>
          <table:table-cell office:value-type="float" office:value="174.25">
            <text:p>174.25</text:p>
          </table:table-cell>
          <table:table-cell office:value-type="float" office:value="-0.00494083994279027">
            <text:p>-0.0049408399</text:p>
          </table:table-cell>
          <table:table-cell office:value-type="float" office:value="0.0171656570363467">
            <text:p>0.017165657</text:p>
          </table:table-cell>
          <table:table-cell office:value-type="float" office:value="0.0053635188377247">
            <text:p>0.0053635188</text:p>
          </table:table-cell>
          <table:table-cell office:value-type="float" office:value="0.982754907522941">
            <text:p>0.9827549075</text:p>
          </table:table-cell>
          <table:table-cell office:value-type="float" office:value="1.06065733279893">
            <text:p>1.0606573328</text:p>
          </table:table-cell>
          <table:table-cell office:value-type="float" office:value="1.01882869990731">
            <text:p>1.0188286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394">
            <text:p>15394</text:p>
          </table:table-cell>
          <table:table-cell office:value-type="float" office:value="21365">
            <text:p>21365</text:p>
          </table:table-cell>
          <table:table-cell office:value-type="float" office:value="30675">
            <text:p>30675</text:p>
          </table:table-cell>
          <table:table-cell office:value-type="float" office:value="-124">
            <text:p>-124</text:p>
          </table:table-cell>
          <table:table-cell office:value-type="float" office:value="151.875">
            <text:p>151.875</text:p>
          </table:table-cell>
          <table:table-cell office:value-type="float" office:value="627.5">
            <text:p>627.5</text:p>
          </table:table-cell>
          <table:table-cell office:value-type="float" office:value="-0.00805508639729765">
            <text:p>-0.0080550864</text:p>
          </table:table-cell>
          <table:table-cell office:value-type="float" office:value="0.00710858881347999">
            <text:p>0.0071085888</text:p>
          </table:table-cell>
          <table:table-cell office:value-type="float" office:value="0.0204563977180114">
            <text:p>0.0204563977</text:p>
          </table:table-cell>
          <table:table-cell office:value-type="float" office:value="0.971934371066519">
            <text:p>0.9719343711</text:p>
          </table:table-cell>
          <table:table-cell office:value-type="float" office:value="1.02497910363562">
            <text:p>1.0249791036</text:p>
          </table:table-cell>
          <table:table-cell office:value-type="float" office:value="1.07241758185993">
            <text:p>1.0724175819</text:p>
          </table:table-cell>
          <table:table-cell table:number-columns-repeated="2" office:value-type="float" office:value="0">
            <text:p>0</text:p>
          </table:table-cell>
          <table:table-cell office:value-type="float" office:value="34.2295310272235">
            <text:p>34.229531027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294">
            <text:p>16294</text:p>
          </table:table-cell>
          <table:table-cell office:value-type="float" office:value="21565">
            <text:p>21565</text:p>
          </table:table-cell>
          <table:table-cell office:value-type="float" office:value="33886">
            <text:p>33886</text:p>
          </table:table-cell>
          <table:table-cell office:value-type="float" office:value="183.5">
            <text:p>183.5</text:p>
          </table:table-cell>
          <table:table-cell office:value-type="float" office:value="-62.5">
            <text:p>-62.5</text:p>
          </table:table-cell>
          <table:table-cell office:value-type="float" office:value="408.375">
            <text:p>408.375</text:p>
          </table:table-cell>
          <table:table-cell office:value-type="float" office:value="0.0112618141647232">
            <text:p>0.0112618142</text:p>
          </table:table-cell>
          <table:table-cell office:value-type="float" office:value="-0.00289821469974496">
            <text:p>-0.0028982147</text:p>
          </table:table-cell>
          <table:table-cell office:value-type="float" office:value="0.0120514371716933">
            <text:p>0.0120514372</text:p>
          </table:table-cell>
          <table:table-cell office:value-type="float" office:value="1.03966493335476">
            <text:p>1.0396649334</text:p>
          </table:table-cell>
          <table:table-cell office:value-type="float" office:value="0.989872711861846">
            <text:p>0.9898727119</text:p>
          </table:table-cell>
          <table:table-cell office:value-type="float" office:value="1.04246469489122">
            <text:p>1.04246469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712">
            <text:p>22712</text:p>
          </table:table-cell>
          <table:table-cell office:value-type="float" office:value="35689">
            <text:p>35689</text:p>
          </table:table-cell>
          <table:table-cell office:value-type="float" office:value="167.375">
            <text:p>167.375</text:p>
          </table:table-cell>
          <table:table-cell office:value-type="float" office:value="-10">
            <text:p>-10</text:p>
          </table:table-cell>
          <table:table-cell office:value-type="float" office:value="-33.25">
            <text:p>-33.25</text:p>
          </table:table-cell>
          <table:table-cell office:value-type="float" office:value="0.0103445611866502">
            <text:p>0.0103445612</text:p>
          </table:table-cell>
          <table:table-cell office:value-type="float" office:value="-0.000440295878830574">
            <text:p>-0.0004402959</text:p>
          </table:table-cell>
          <table:table-cell office:value-type="float" office:value="-0.000931659615007425">
            <text:p>-0.0009316596</text:p>
          </table:table-cell>
          <table:table-cell office:value-type="float" office:value="1.03641570364772">
            <text:p>1.0364157036</text:p>
          </table:table-cell>
          <table:table-cell office:value-type="float" office:value="0.998459344390596">
            <text:p>0.9984593444</text:p>
          </table:table-cell>
          <table:table-cell office:value-type="float" office:value="0.996740892607165">
            <text:p>0.99674089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2732">
            <text:p>22732</text:p>
          </table:table-cell>
          <table:table-cell office:value-type="float" office:value="36684">
            <text:p>36684</text:p>
          </table:table-cell>
          <table:table-cell office:value-type="float" office:value="211.875">
            <text:p>211.875</text:p>
          </table:table-cell>
          <table:table-cell office:value-type="float" office:value="112.75">
            <text:p>112.75</text:p>
          </table:table-cell>
          <table:table-cell office:value-type="float" office:value="-419.5">
            <text:p>-419.5</text:p>
          </table:table-cell>
          <table:table-cell office:value-type="float" office:value="0.0129753812235899">
            <text:p>0.0129753812</text:p>
          </table:table-cell>
          <table:table-cell office:value-type="float" office:value="0.00495996832658807">
            <text:p>0.0049599683</text:p>
          </table:table-cell>
          <table:table-cell office:value-type="float" office:value="-0.0114355032166612">
            <text:p>-0.0114355032</text:p>
          </table:table-cell>
          <table:table-cell office:value-type="float" office:value="1.04574382089764">
            <text:p>1.0457438209</text:p>
          </table:table-cell>
          <table:table-cell office:value-type="float" office:value="1.01740810766323">
            <text:p>1.0174081077</text:p>
          </table:table-cell>
          <table:table-cell office:value-type="float" office:value="0.96023204937997">
            <text:p>0.96023204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5508">
            <text:p>35508</text:p>
          </table:table-cell>
          <table:table-cell office:value-type="float" office:value="107">
            <text:p>107</text:p>
          </table:table-cell>
          <table:table-cell office:value-type="float" office:value="420.375">
            <text:p>420.375</text:p>
          </table:table-cell>
          <table:table-cell office:value-type="float" office:value="-921.625">
            <text:p>-921.625</text:p>
          </table:table-cell>
          <table:table-cell office:value-type="float" office:value="0.00653554849743464">
            <text:p>0.0065355485</text:p>
          </table:table-cell>
          <table:table-cell office:value-type="float" office:value="0.0193551728900962">
            <text:p>0.0193551729</text:p>
          </table:table-cell>
          <table:table-cell office:value-type="float" office:value="-0.0259554184972401">
            <text:p>-0.0259554185</text:p>
          </table:table-cell>
          <table:table-cell office:value-type="float" office:value="1.02295813799358">
            <text:p>1.022958138</text:p>
          </table:table-cell>
          <table:table-cell office:value-type="float" office:value="1.06847736564184">
            <text:p>1.0684773656</text:p>
          </table:table-cell>
          <table:table-cell office:value-type="float" office:value="0.910476455408419">
            <text:p>0.9104764554</text:p>
          </table:table-cell>
          <table:table-cell table:number-columns-repeated="2" office:value-type="float" office:value="0">
            <text:p>0</text:p>
          </table:table-cell>
          <table:table-cell office:value-type="float" office:value="-26.3572051859533">
            <text:p>-26.35720518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298">
            <text:p>23298</text:p>
          </table:table-cell>
          <table:table-cell office:value-type="float" office:value="32985">
            <text:p>32985</text:p>
          </table:table-cell>
          <table:table-cell office:value-type="float" office:value="193">
            <text:p>193</text:p>
          </table:table-cell>
          <table:table-cell office:value-type="float" office:value="-1069.875">
            <text:p>-1069.875</text:p>
          </table:table-cell>
          <table:table-cell office:value-type="float" office:value="400.625">
            <text:p>400.625</text:p>
          </table:table-cell>
          <table:table-cell office:value-type="float" office:value="0.0120927318295739">
            <text:p>0.0120927318</text:p>
          </table:table-cell>
          <table:table-cell office:value-type="float" office:value="-0.0459213237187741">
            <text:p>-0.0459213237</text:p>
          </table:table-cell>
          <table:table-cell office:value-type="float" office:value="0.0121456722752766">
            <text:p>0.0121456723</text:p>
          </table:table-cell>
          <table:table-cell office:value-type="float" office:value="1.04261118036319">
            <text:p>1.0426111804</text:p>
          </table:table-cell>
          <table:table-cell office:value-type="float" office:value="0.843408552209576">
            <text:p>0.8434085522</text:p>
          </table:table-cell>
          <table:table-cell office:value-type="float" office:value="1.0427989869793">
            <text:p>1.042798987</text:p>
          </table:table-cell>
          <table:table-cell office:value-type="float" office:value="0">
            <text:p>0</text:p>
          </table:table-cell>
          <table:table-cell office:value-type="float" office:value="-14.7449446056026">
            <text:p>-14.7449446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196">
            <text:p>21196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233.75">
            <text:p>233.75</text:p>
          </table:table-cell>
          <table:table-cell office:value-type="float" office:value="-34.875">
            <text:p>-34.875</text:p>
          </table:table-cell>
          <table:table-cell office:value-type="float" office:value="0.00900437355286854">
            <text:p>0.0090043736</text:p>
          </table:table-cell>
          <table:table-cell office:value-type="float" office:value="0.011028024155501">
            <text:p>0.0110280242</text:p>
          </table:table-cell>
          <table:table-cell office:value-type="float" office:value="-0.00100097586177205">
            <text:p>-0.0010009759</text:p>
          </table:table-cell>
          <table:table-cell office:value-type="float" office:value="1.03167422177148">
            <text:p>1.0316742218</text:p>
          </table:table-cell>
          <table:table-cell office:value-type="float" office:value="1.03883645448513">
            <text:p>1.0388364545</text:p>
          </table:table-cell>
          <table:table-cell office:value-type="float" office:value="0.996498548311043">
            <text:p>0.99649854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0823">
            <text:p>20823</text:p>
          </table:table-cell>
          <table:table-cell office:value-type="float" office:value="35596">
            <text:p>35596</text:p>
          </table:table-cell>
          <table:table-cell office:value-type="float" office:value="-864.625">
            <text:p>-864.625</text:p>
          </table:table-cell>
          <table:table-cell office:value-type="float" office:value="-202.625">
            <text:p>-202.625</text:p>
          </table:table-cell>
          <table:table-cell office:value-type="float" office:value="-391.375">
            <text:p>-391.375</text:p>
          </table:table-cell>
          <table:table-cell office:value-type="float" office:value="-0.0580480026854649">
            <text:p>-0.0580480027</text:p>
          </table:table-cell>
          <table:table-cell office:value-type="float" office:value="-0.00973082648993901">
            <text:p>-0.0097308265</text:p>
          </table:table-cell>
          <table:table-cell office:value-type="float" office:value="-0.0109949151590066">
            <text:p>-0.0109949152</text:p>
          </table:table-cell>
          <table:table-cell office:value-type="float" office:value="0.803436349007785">
            <text:p>0.803436349</text:p>
          </table:table-cell>
          <table:table-cell office:value-type="float" office:value="0.966127697694201">
            <text:p>0.9661276977</text:p>
          </table:table-cell>
          <table:table-cell office:value-type="float" office:value="0.96175473773581">
            <text:p>0.9617547377</text:p>
          </table:table-cell>
          <table:table-cell office:value-type="float" office:value="-11.5909031319142">
            <text:p>-11.5909031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275">
            <text:p>21275</text:p>
          </table:table-cell>
          <table:table-cell office:value-type="float" office:value="34562">
            <text:p>34562</text:p>
          </table:table-cell>
          <table:table-cell office:value-type="float" office:value="-852.25">
            <text:p>-852.25</text:p>
          </table:table-cell>
          <table:table-cell office:value-type="float" office:value="416.875">
            <text:p>416.875</text:p>
          </table:table-cell>
          <table:table-cell office:value-type="float" office:value="-909.875">
            <text:p>-909.875</text:p>
          </table:table-cell>
          <table:table-cell office:value-type="float" office:value="-0.0654871676655909">
            <text:p>-0.0654871677</text:p>
          </table:table-cell>
          <table:table-cell office:value-type="float" office:value="0.0195945945945946">
            <text:p>0.0195945946</text:p>
          </table:table-cell>
          <table:table-cell office:value-type="float" office:value="-0.0263258781320525">
            <text:p>-0.0263258781</text:p>
          </table:table-cell>
          <table:table-cell office:value-type="float" office:value="0.779200508663">
            <text:p>0.7792005087</text:p>
          </table:table-cell>
          <table:table-cell office:value-type="float" office:value="1.06933361943024">
            <text:p>1.0693336194</text:p>
          </table:table-cell>
          <table:table-cell office:value-type="float" office:value="0.909217808182287">
            <text:p>0.9092178082</text:p>
          </table:table-cell>
          <table:table-cell office:value-type="float" office:value="-10.2339878196348">
            <text:p>-10.2339878196</text:p>
          </table:table-cell>
          <table:table-cell office:value-type="float" office:value="0">
            <text:p>0</text:p>
          </table:table-cell>
          <table:table-cell office:value-type="float" office:value="-25.9813843582692">
            <text:p>-25.981384358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120">
            <text:p>12120</text:p>
          </table:table-cell>
          <table:table-cell office:value-type="float" office:value="20977">
            <text:p>20977</text:p>
          </table:table-cell>
          <table:table-cell office:value-type="float" office:value="31957">
            <text:p>31957</text:p>
          </table:table-cell>
          <table:table-cell office:value-type="float" office:value="-518">
            <text:p>-518</text:p>
          </table:table-cell>
          <table:table-cell office:value-type="float" office:value="-914.875">
            <text:p>-914.875</text:p>
          </table:table-cell>
          <table:table-cell office:value-type="float" office:value="369.375">
            <text:p>369.375</text:p>
          </table:table-cell>
          <table:table-cell office:value-type="float" office:value="-0.0427392739273927">
            <text:p>-0.0427392739</text:p>
          </table:table-cell>
          <table:table-cell office:value-type="float" office:value="-0.0436132430757496">
            <text:p>-0.0436132431</text:p>
          </table:table-cell>
          <table:table-cell office:value-type="float" office:value="0.0115585004850268">
            <text:p>0.0115585005</text:p>
          </table:table-cell>
          <table:table-cell office:value-type="float" office:value="0.853992766504373">
            <text:p>0.8539927665</text:p>
          </table:table-cell>
          <table:table-cell office:value-type="float" office:value="0.851081794579182">
            <text:p>0.8510817946</text:p>
          </table:table-cell>
          <table:table-cell office:value-type="float" office:value="1.04071660560718">
            <text:p>1.0407166056</text:p>
          </table:table-cell>
          <table:table-cell office:value-type="float" office:value="-15.8689417427741">
            <text:p>-15.8689417428</text:p>
          </table:table-cell>
          <table:table-cell office:value-type="float" office:value="-15.5438944651015">
            <text:p>-15.5438944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646">
            <text:p>12646</text:p>
          </table:table-cell>
          <table:table-cell office:value-type="float" office:value="20823">
            <text:p>20823</text:p>
          </table:table-cell>
          <table:table-cell office:value-type="float" office:value="34022">
            <text:p>34022</text:p>
          </table:table-cell>
          <table:table-cell office:value-type="float" office:value="-311.5">
            <text:p>-311.5</text:p>
          </table:table-cell>
          <table:table-cell office:value-type="float" office:value="-1115">
            <text:p>-1115</text:p>
          </table:table-cell>
          <table:table-cell office:value-type="float" office:value="-69.75">
            <text:p>-69.75</text:p>
          </table:table-cell>
          <table:table-cell office:value-type="float" office:value="-0.0246322947967737">
            <text:p>-0.0246322948</text:p>
          </table:table-cell>
          <table:table-cell office:value-type="float" office:value="-0.0535465590933103">
            <text:p>-0.0535465591</text:p>
          </table:table-cell>
          <table:table-cell office:value-type="float" office:value="-0.00205014402445476">
            <text:p>-0.002050144</text:p>
          </table:table-cell>
          <table:table-cell office:value-type="float" office:value="0.914976198107324">
            <text:p>0.9149761981</text:p>
          </table:table-cell>
          <table:table-cell office:value-type="float" office:value="0.818206821795251">
            <text:p>0.8182068218</text:p>
          </table:table-cell>
          <table:table-cell office:value-type="float" office:value="0.99283273397183">
            <text:p>0.992832734</text:p>
          </table:table-cell>
          <table:table-cell office:value-type="float" office:value="-27.7917586490031">
            <text:p>-27.791758649</text:p>
          </table:table-cell>
          <table:table-cell office:value-type="float" office:value="-12.595004428744">
            <text:p>-12.5950044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176.875">
            <text:p>-176.875</text:p>
          </table:table-cell>
          <table:table-cell office:value-type="float" office:value="-240.875">
            <text:p>-240.875</text:p>
          </table:table-cell>
          <table:table-cell office:value-type="float" office:value="-314.625">
            <text:p>-314.625</text:p>
          </table:table-cell>
          <table:table-cell office:value-type="float" office:value="-0.0131407875185736">
            <text:p>-0.0131407875</text:p>
          </table:table-cell>
          <table:table-cell office:value-type="float" office:value="-0.0119635939207311">
            <text:p>-0.0119635939</text:p>
          </table:table-cell>
          <table:table-cell office:value-type="float" office:value="-0.00911296162201303">
            <text:p>-0.0091129616</text:p>
          </table:table-cell>
          <table:table-cell office:value-type="float" office:value="0.954345697066345">
            <text:p>0.9543456971</text:p>
          </table:table-cell>
          <table:table-cell office:value-type="float" office:value="0.958407951333261">
            <text:p>0.9584079513</text:p>
          </table:table-cell>
          <table:table-cell office:value-type="float" office:value="0.968267404619222">
            <text:p>0.96826740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530">
            <text:p>19530</text:p>
          </table:table-cell>
          <table:table-cell office:value-type="float" office:value="33613">
            <text:p>33613</text:p>
          </table:table-cell>
          <table:table-cell office:value-type="float" office:value="-815.25">
            <text:p>-815.25</text:p>
          </table:table-cell>
          <table:table-cell office:value-type="float" office:value="-493.75">
            <text:p>-493.75</text:p>
          </table:table-cell>
          <table:table-cell office:value-type="float" office:value="-915.875">
            <text:p>-915.875</text:p>
          </table:table-cell>
          <table:table-cell office:value-type="float" office:value="-0.0641222274657857">
            <text:p>-0.0641222275</text:p>
          </table:table-cell>
          <table:table-cell office:value-type="float" office:value="-0.0252816180235535">
            <text:p>-0.025281618</text:p>
          </table:table-cell>
          <table:table-cell office:value-type="float" office:value="-0.0272476422812602">
            <text:p>-0.0272476423</text:p>
          </table:table-cell>
          <table:table-cell office:value-type="float" office:value="0.783631057577891">
            <text:p>0.7836310576</text:p>
          </table:table-cell>
          <table:table-cell office:value-type="float" office:value="0.912767090928945">
            <text:p>0.9127670909</text:p>
          </table:table-cell>
          <table:table-cell office:value-type="float" office:value="0.906088422674969">
            <text:p>0.9060884227</text:p>
          </table:table-cell>
          <table:table-cell office:value-type="float" office:value="-10.4593788949643">
            <text:p>-10.459378895</text:p>
          </table:table-cell>
          <table:table-cell office:value-type="float" office:value="-27.0689892219201">
            <text:p>-27.0689892219</text:p>
          </table:table-cell>
          <table:table-cell office:value-type="float" office:value="-25.0906254965491">
            <text:p>-25.090625496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994">
            <text:p>11994</text:p>
          </table:table-cell>
          <table:table-cell office:value-type="float" office:value="18296">
            <text:p>18296</text:p>
          </table:table-cell>
          <table:table-cell office:value-type="float" office:value="31013">
            <text:p>31013</text:p>
          </table:table-cell>
          <table:table-cell office:value-type="float" office:value="-503">
            <text:p>-503</text:p>
          </table:table-cell>
          <table:table-cell office:value-type="float" office:value="-374.5">
            <text:p>-374.5</text:p>
          </table:table-cell>
          <table:table-cell office:value-type="float" office:value="-1402.375">
            <text:p>-1402.375</text:p>
          </table:table-cell>
          <table:table-cell office:value-type="float" office:value="-0.0419376354844089">
            <text:p>-0.0419376355</text:p>
          </table:table-cell>
          <table:table-cell office:value-type="float" office:value="-0.0204689549628334">
            <text:p>-0.020468955</text:p>
          </table:table-cell>
          <table:table-cell office:value-type="float" office:value="-0.0452189404443298">
            <text:p>-0.0452189404</text:p>
          </table:table-cell>
          <table:table-cell office:value-type="float" office:value="0.856665455733814">
            <text:p>0.8566654557</text:p>
          </table:table-cell>
          <table:table-cell office:value-type="float" office:value="0.929179854739933">
            <text:p>0.9291798547</text:p>
          </table:table-cell>
          <table:table-cell office:value-type="float" office:value="0.845741423491665">
            <text:p>0.8457414235</text:p>
          </table:table-cell>
          <table:table-cell office:value-type="float" office:value="-16.1789981006324">
            <text:p>-16.1789981006</text:p>
          </table:table-cell>
          <table:table-cell office:value-type="float" office:value="-33.5155717781182">
            <text:p>-33.5155717781</text:p>
          </table:table-cell>
          <table:table-cell office:value-type="float" office:value="-14.9794449938454">
            <text:p>-14.979444993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8274">
            <text:p>18274</text:p>
          </table:table-cell>
          <table:table-cell office:value-type="float" office:value="27496">
            <text:p>27496</text:p>
          </table:table-cell>
          <table:table-cell office:value-type="float" office:value="-307.5">
            <text:p>-307.5</text:p>
          </table:table-cell>
          <table:table-cell office:value-type="float" office:value="-710.75">
            <text:p>-710.75</text:p>
          </table:table-cell>
          <table:table-cell office:value-type="float" office:value="-1608.375">
            <text:p>-1608.375</text:p>
          </table:table-cell>
          <table:table-cell office:value-type="float" office:value="-0.0254806098773616">
            <text:p>-0.0254806099</text:p>
          </table:table-cell>
          <table:table-cell office:value-type="float" office:value="-0.0388940571303491">
            <text:p>-0.0388940571</text:p>
          </table:table-cell>
          <table:table-cell office:value-type="float" office:value="-0.0584948719813791">
            <text:p>-0.058494872</text:p>
          </table:table-cell>
          <table:table-cell office:value-type="float" office:value="0.91209041792949">
            <text:p>0.9120904179</text:p>
          </table:table-cell>
          <table:table-cell office:value-type="float" office:value="0.866835785496693">
            <text:p>0.8668357855</text:p>
          </table:table-cell>
          <table:table-cell office:value-type="float" office:value="0.801974382159484">
            <text:p>0.8019743822</text:p>
          </table:table-cell>
          <table:table-cell office:value-type="float" office:value="-26.8548629307455">
            <text:p>-26.8548629307</text:p>
          </table:table-cell>
          <table:table-cell office:value-type="float" office:value="-17.4725512230159">
            <text:p>-17.472551223</text:p>
          </table:table-cell>
          <table:table-cell office:value-type="float" office:value="-11.4996534521233">
            <text:p>-11.499653452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980">
            <text:p>12980</text:p>
          </table:table-cell>
          <table:table-cell office:value-type="float" office:value="17612">
            <text:p>17612</text:p>
          </table:table-cell>
          <table:table-cell office:value-type="float" office:value="25450">
            <text:p>25450</text:p>
          </table:table-cell>
          <table:table-cell office:value-type="float" office:value="-171.625">
            <text:p>-171.625</text:p>
          </table:table-cell>
          <table:table-cell office:value-type="float" office:value="-783.5">
            <text:p>-783.5</text:p>
          </table:table-cell>
          <table:table-cell office:value-type="float" office:value="-1437.75">
            <text:p>-1437.75</text:p>
          </table:table-cell>
          <table:table-cell office:value-type="float" office:value="-0.0132222650231125">
            <text:p>-0.013222265</text:p>
          </table:table-cell>
          <table:table-cell office:value-type="float" office:value="-0.0444867136043607">
            <text:p>-0.0444867136</text:p>
          </table:table-cell>
          <table:table-cell office:value-type="float" office:value="-0.0564931237721022">
            <text:p>-0.0564931238</text:p>
          </table:table-cell>
          <table:table-cell office:value-type="float" office:value="0.954064735872096">
            <text:p>0.9540647359</text:p>
          </table:table-cell>
          <table:table-cell office:value-type="float" office:value="0.848175475051878">
            <text:p>0.8481754751</text:p>
          </table:table-cell>
          <table:table-cell office:value-type="float" office:value="0.808529353943361">
            <text:p>0.8085293539</text:p>
          </table:table-cell>
          <table:table-cell office:value-type="float" office:value="0">
            <text:p>0</text:p>
          </table:table-cell>
          <table:table-cell office:value-type="float" office:value="-15.2317910995927">
            <text:p>-15.2317910996</text:p>
          </table:table-cell>
          <table:table-cell office:value-type="float" office:value="-11.9196525678174">
            <text:p>-11.91965256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312">
            <text:p>11312</text:p>
          </table:table-cell>
          <table:table-cell office:value-type="float" office:value="15909">
            <text:p>15909</text:p>
          </table:table-cell>
          <table:table-cell office:value-type="float" office:value="23107">
            <text:p>23107</text:p>
          </table:table-cell>
          <table:table-cell office:value-type="float" office:value="-587.5">
            <text:p>-587.5</text:p>
          </table:table-cell>
          <table:table-cell office:value-type="float" office:value="-264.25">
            <text:p>-264.25</text:p>
          </table:table-cell>
          <table:table-cell office:value-type="float" office:value="-317.875">
            <text:p>-317.875</text:p>
          </table:table-cell>
          <table:table-cell office:value-type="float" office:value="-0.0519359971711457">
            <text:p>-0.0519359972</text:p>
          </table:table-cell>
          <table:table-cell office:value-type="float" office:value="-0.0166100949148281">
            <text:p>-0.0166100949</text:p>
          </table:table-cell>
          <table:table-cell office:value-type="float" office:value="-0.0137566538278444">
            <text:p>-0.0137566538</text:p>
          </table:table-cell>
          <table:table-cell office:value-type="float" office:value="0.823510811593226">
            <text:p>0.8235108116</text:p>
          </table:table-cell>
          <table:table-cell office:value-type="float" office:value="0.942405422494138">
            <text:p>0.9424054225</text:p>
          </table:table-cell>
          <table:table-cell office:value-type="float" office:value="0.952222632830641">
            <text:p>0.9522226328</text:p>
          </table:table-cell>
          <table:table-cell office:value-type="float" office:value="-12.9965261719123">
            <text:p>-12.99652617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0191">
            <text:p>10191</text:p>
          </table:table-cell>
          <table:table-cell office:value-type="float" office:value="14970">
            <text:p>14970</text:p>
          </table:table-cell>
          <table:table-cell office:value-type="float" office:value="24578">
            <text:p>24578</text:p>
          </table:table-cell>
          <table:table-cell office:value-type="float" office:value="-879.25">
            <text:p>-879.25</text:p>
          </table:table-cell>
          <table:table-cell office:value-type="float" office:value="-572.5">
            <text:p>-572.5</text:p>
          </table:table-cell>
          <table:table-cell office:value-type="float" office:value="-511">
            <text:p>-511</text:p>
          </table:table-cell>
          <table:table-cell office:value-type="float" office:value="-0.0862771072514964">
            <text:p>-0.0862771073</text:p>
          </table:table-cell>
          <table:table-cell office:value-type="float" office:value="-0.0382431529726119">
            <text:p>-0.038243153</text:p>
          </table:table-cell>
          <table:table-cell office:value-type="float" office:value="-0.0207909512572219">
            <text:p>-0.0207909513</text:p>
          </table:table-cell>
          <table:table-cell office:value-type="float" office:value="0.712619853521708">
            <text:p>0.7126198535</text:p>
          </table:table-cell>
          <table:table-cell office:value-type="float" office:value="0.86901554054446">
            <text:p>0.8690155405</text:p>
          </table:table-cell>
          <table:table-cell office:value-type="float" office:value="0.928078907361916">
            <text:p>0.9280789074</text:p>
          </table:table-cell>
          <table:table-cell office:value-type="float" office:value="-7.68217942659636">
            <text:p>-7.6821794266</text:p>
          </table:table-cell>
          <table:table-cell office:value-type="float" office:value="-17.7759134834851">
            <text:p>-17.7759134835</text:p>
          </table:table-cell>
          <table:table-cell office:value-type="float" office:value="-32.9911001134482">
            <text:p>-32.991100113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8640">
            <text:p>8640</text:p>
          </table:table-cell>
          <table:table-cell office:value-type="float" office:value="14954">
            <text:p>14954</text:p>
          </table:table-cell>
          <table:table-cell office:value-type="float" office:value="24721">
            <text:p>24721</text:p>
          </table:table-cell>
          <table:table-cell office:value-type="float" office:value="-744.5">
            <text:p>-744.5</text:p>
          </table:table-cell>
          <table:table-cell office:value-type="float" office:value="-324.25">
            <text:p>-324.25</text:p>
          </table:table-cell>
          <table:table-cell office:value-type="float" office:value="-783.25">
            <text:p>-783.25</text:p>
          </table:table-cell>
          <table:table-cell office:value-type="float" office:value="-0.0861689814814815">
            <text:p>-0.0861689815</text:p>
          </table:table-cell>
          <table:table-cell office:value-type="float" office:value="-0.0216831616958673">
            <text:p>-0.0216831617</text:p>
          </table:table-cell>
          <table:table-cell office:value-type="float" office:value="-0.0316835888515837">
            <text:p>-0.0316835889</text:p>
          </table:table-cell>
          <table:table-cell office:value-type="float" office:value="0.712961747819144">
            <text:p>0.7129617478</text:p>
          </table:table-cell>
          <table:table-cell office:value-type="float" office:value="0.925030446686677">
            <text:p>0.9250304467</text:p>
          </table:table-cell>
          <table:table-cell office:value-type="float" office:value="0.891074984632389">
            <text:p>0.8910749846</text:p>
          </table:table-cell>
          <table:table-cell office:value-type="float" office:value="-7.69226736376252">
            <text:p>-7.6922673638</text:p>
          </table:table-cell>
          <table:table-cell office:value-type="float" office:value="-31.6192316860645">
            <text:p>-31.6192316861</text:p>
          </table:table-cell>
          <table:table-cell office:value-type="float" office:value="-21.5287342143317">
            <text:p>-21.52873421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8544">
            <text:p>8544</text:p>
          </table:table-cell>
          <table:table-cell office:value-type="float" office:value="15691">
            <text:p>15691</text:p>
          </table:table-cell>
          <table:table-cell office:value-type="float" office:value="23611">
            <text:p>23611</text:p>
          </table:table-cell>
          <table:table-cell office:value-type="float" office:value="-671">
            <text:p>-671</text:p>
          </table:table-cell>
          <table:table-cell office:value-type="float" office:value="-980.25">
            <text:p>-980.25</text:p>
          </table:table-cell>
          <table:table-cell office:value-type="float" office:value="-872.75">
            <text:p>-872.75</text:p>
          </table:table-cell>
          <table:table-cell office:value-type="float" office:value="-0.0785346441947566">
            <text:p>-0.0785346442</text:p>
          </table:table-cell>
          <table:table-cell office:value-type="float" office:value="-0.0624721177745204">
            <text:p>-0.0624721178</text:p>
          </table:table-cell>
          <table:table-cell office:value-type="float" office:value="-0.036963703358604">
            <text:p>-0.0369637034</text:p>
          </table:table-cell>
          <table:table-cell office:value-type="float" office:value="0.737217418382394">
            <text:p>0.7372174184</text:p>
          </table:table-cell>
          <table:table-cell office:value-type="float" office:value="0.788997008167676">
            <text:p>0.7889970082</text:p>
          </table:table-cell>
          <table:table-cell office:value-type="float" office:value="0.873305016362212">
            <text:p>0.8733050164</text:p>
          </table:table-cell>
          <table:table-cell office:value-type="float" office:value="-8.47470778710294">
            <text:p>-8.4747077871</text:p>
          </table:table-cell>
          <table:table-cell office:value-type="float" office:value="-10.7450051723966">
            <text:p>-10.7450051724</text:p>
          </table:table-cell>
          <table:table-cell office:value-type="float" office:value="-18.4033541072086">
            <text:p>-18.403354107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8336">
            <text:p>8336</text:p>
          </table:table-cell>
          <table:table-cell office:value-type="float" office:value="14231">
            <text:p>14231</text:p>
          </table:table-cell>
          <table:table-cell office:value-type="float" office:value="22317">
            <text:p>22317</text:p>
          </table:table-cell>
          <table:table-cell office:value-type="float" office:value="-492">
            <text:p>-492</text:p>
          </table:table-cell>
          <table:table-cell office:value-type="float" office:value="-671.75">
            <text:p>-671.75</text:p>
          </table:table-cell>
          <table:table-cell office:value-type="float" office:value="-301.625">
            <text:p>-301.625</text:p>
          </table:table-cell>
          <table:table-cell office:value-type="float" office:value="-0.059021113243762">
            <text:p>-0.0590211132</text:p>
          </table:table-cell>
          <table:table-cell office:value-type="float" office:value="-0.0472032885953201">
            <text:p>-0.0472032886</text:p>
          </table:table-cell>
          <table:table-cell office:value-type="float" office:value="-0.013515481471524">
            <text:p>-0.0135154815</text:p>
          </table:table-cell>
          <table:table-cell office:value-type="float" office:value="0.800253747591558">
            <text:p>0.8002537476</text:p>
          </table:table-cell>
          <table:table-cell office:value-type="float" office:value="0.839155664806637">
            <text:p>0.8391556648</text:p>
          </table:table-cell>
          <table:table-cell office:value-type="float" office:value="0.953053844598904">
            <text:p>0.9530538446</text:p>
          </table:table-cell>
          <table:table-cell office:value-type="float" office:value="-11.393967352501">
            <text:p>-11.3939673525</text:p>
          </table:table-cell>
          <table:table-cell office:value-type="float" office:value="-14.334932012254">
            <text:p>-14.3349320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6848">
            <text:p>6848</text:p>
          </table:table-cell>
          <table:table-cell office:value-type="float" office:value="13252">
            <text:p>13252</text:p>
          </table:table-cell>
          <table:table-cell office:value-type="float" office:value="23544">
            <text:p>23544</text:p>
          </table:table-cell>
          <table:table-cell office:value-type="float" office:value="-483.875">
            <text:p>-483.875</text:p>
          </table:table-cell>
          <table:table-cell office:value-type="float" office:value="-223.5">
            <text:p>-223.5</text:p>
          </table:table-cell>
          <table:table-cell office:value-type="float" office:value="-473.875">
            <text:p>-473.875</text:p>
          </table:table-cell>
          <table:table-cell office:value-type="float" office:value="-0.070659316588785">
            <text:p>-0.0706593166</text:p>
          </table:table-cell>
          <table:table-cell office:value-type="float" office:value="-0.0168653788107455">
            <text:p>-0.0168653788</text:p>
          </table:table-cell>
          <table:table-cell office:value-type="float" office:value="-0.020127208630649">
            <text:p>-0.0201272086</text:p>
          </table:table-cell>
          <table:table-cell office:value-type="float" office:value="0.762478160420009">
            <text:p>0.7624781604</text:p>
          </table:table-cell>
          <table:table-cell office:value-type="float" office:value="0.941528678527153">
            <text:p>0.9415286785</text:p>
          </table:table-cell>
          <table:table-cell office:value-type="float" office:value="0.930348774666161">
            <text:p>0.9303487747</text:p>
          </table:table-cell>
          <table:table-cell office:value-type="float" office:value="-9.45890080648272">
            <text:p>-9.4589008065</text:p>
          </table:table-cell>
          <table:table-cell office:value-type="float" office:value="0">
            <text:p>0</text:p>
          </table:table-cell>
          <table:table-cell office:value-type="float" office:value="-34.0905684393476">
            <text:p>-34.090568439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7712">
            <text:p>7712</text:p>
          </table:table-cell>
          <table:table-cell office:value-type="float" office:value="13545">
            <text:p>13545</text:p>
          </table:table-cell>
          <table:table-cell office:value-type="float" office:value="23819">
            <text:p>23819</text:p>
          </table:table-cell>
          <table:table-cell office:value-type="float" office:value="-342">
            <text:p>-342</text:p>
          </table:table-cell>
          <table:table-cell office:value-type="float" office:value="-570.125">
            <text:p>-570.125</text:p>
          </table:table-cell>
          <table:table-cell office:value-type="float" office:value="-833.875">
            <text:p>-833.875</text:p>
          </table:table-cell>
          <table:table-cell office:value-type="float" office:value="-0.0443464730290456">
            <text:p>-0.044346473</text:p>
          </table:table-cell>
          <table:table-cell office:value-type="float" office:value="-0.0420911775562938">
            <text:p>-0.0420911776</text:p>
          </table:table-cell>
          <table:table-cell office:value-type="float" office:value="-0.0350088164910366">
            <text:p>-0.0350088165</text:p>
          </table:table-cell>
          <table:table-cell office:value-type="float" office:value="0.848641899351767">
            <text:p>0.8486418994</text:p>
          </table:table-cell>
          <table:table-cell office:value-type="float" office:value="0.85615334632">
            <text:p>0.8561533463</text:p>
          </table:table-cell>
          <table:table-cell office:value-type="float" office:value="0.879871352056294">
            <text:p>0.8798713521</text:p>
          </table:table-cell>
          <table:table-cell office:value-type="float" office:value="-15.281072658834">
            <text:p>-15.2810726588</text:p>
          </table:table-cell>
          <table:table-cell office:value-type="float" office:value="-16.1186971003037">
            <text:p>-16.1186971003</text:p>
          </table:table-cell>
          <table:table-cell office:value-type="float" office:value="-19.4505857600528">
            <text:p>-19.450585760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8112">
            <text:p>8112</text:p>
          </table:table-cell>
          <table:table-cell office:value-type="float" office:value="13129">
            <text:p>13129</text:p>
          </table:table-cell>
          <table:table-cell office:value-type="float" office:value="22707">
            <text:p>22707</text:p>
          </table:table-cell>
          <table:table-cell office:value-type="float" office:value="-378">
            <text:p>-378</text:p>
          </table:table-cell>
          <table:table-cell office:value-type="float" office:value="-418.375">
            <text:p>-418.375</text:p>
          </table:table-cell>
          <table:table-cell office:value-type="float" office:value="-942.5">
            <text:p>-942.5</text:p>
          </table:table-cell>
          <table:table-cell office:value-type="float" office:value="-0.0465976331360947">
            <text:p>-0.0465976331</text:p>
          </table:table-cell>
          <table:table-cell office:value-type="float" office:value="-0.0318664787874172">
            <text:p>-0.0318664788</text:p>
          </table:table-cell>
          <table:table-cell office:value-type="float" office:value="-0.041507024265645">
            <text:p>-0.0415070243</text:p>
          </table:table-cell>
          <table:table-cell office:value-type="float" office:value="0.841164109274885">
            <text:p>0.8411641093</text:p>
          </table:table-cell>
          <table:table-cell office:value-type="float" office:value="0.890457650285845">
            <text:p>0.8904576503</text:p>
          </table:table-cell>
          <table:table-cell office:value-type="float" office:value="0.858102167874485">
            <text:p>0.8581021679</text:p>
          </table:table-cell>
          <table:table-cell office:value-type="float" office:value="-14.5258287414427">
            <text:p>-14.5258287414</text:p>
          </table:table-cell>
          <table:table-cell office:value-type="float" office:value="-21.4031646005686">
            <text:p>-21.4031646006</text:p>
          </table:table-cell>
          <table:table-cell office:value-type="float" office:value="-16.350492914872">
            <text:p>-16.350492914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7376">
            <text:p>7376</text:p>
          </table:table-cell>
          <table:table-cell office:value-type="float" office:value="11852">
            <text:p>11852</text:p>
          </table:table-cell>
          <table:table-cell office:value-type="float" office:value="19343">
            <text:p>19343</text:p>
          </table:table-cell>
          <table:table-cell office:value-type="float" office:value="-350">
            <text:p>-350</text:p>
          </table:table-cell>
          <table:table-cell office:value-type="float" office:value="-724.375">
            <text:p>-724.375</text:p>
          </table:table-cell>
          <table:table-cell office:value-type="float" office:value="-1162.125">
            <text:p>-1162.125</text:p>
          </table:table-cell>
          <table:table-cell office:value-type="float" office:value="-0.0474511930585683">
            <text:p>-0.0474511931</text:p>
          </table:table-cell>
          <table:table-cell office:value-type="float" office:value="-0.0611183766452919">
            <text:p>-0.0611183766</text:p>
          </table:table-cell>
          <table:table-cell office:value-type="float" office:value="-0.0600798738561754">
            <text:p>-0.0600798739</text:p>
          </table:table-cell>
          <table:table-cell office:value-type="float" office:value="0.838333991111467">
            <text:p>0.8383339911</text:p>
          </table:table-cell>
          <table:table-cell office:value-type="float" office:value="0.79340717543044">
            <text:p>0.7934071754</text:p>
          </table:table-cell>
          <table:table-cell office:value-type="float" office:value="0.796795240338831">
            <text:p>0.7967952403</text:p>
          </table:table-cell>
          <table:table-cell office:value-type="float" office:value="-14.2582001946419">
            <text:p>-14.2582001946</text:p>
          </table:table-cell>
          <table:table-cell office:value-type="float" office:value="-10.9908438876082">
            <text:p>-10.9908438876</text:p>
          </table:table-cell>
          <table:table-cell office:value-type="float" office:value="-11.1869421390914">
            <text:p>-11.186942139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6320">
            <text:p>6320</text:p>
          </table:table-cell>
          <table:table-cell office:value-type="float" office:value="10800">
            <text:p>10800</text:p>
          </table:table-cell>
          <table:table-cell office:value-type="float" office:value="17267">
            <text:p>17267</text:p>
          </table:table-cell>
          <table:table-cell office:value-type="float" office:value="52">
            <text:p>52</text:p>
          </table:table-cell>
          <table:table-cell office:value-type="float" office:value="-82.5">
            <text:p>-82.5</text:p>
          </table:table-cell>
          <table:table-cell office:value-type="float" office:value="-1154.75">
            <text:p>-1154.75</text:p>
          </table:table-cell>
          <table:table-cell office:value-type="float" office:value="0.00822784810126582">
            <text:p>0.0082278481</text:p>
          </table:table-cell>
          <table:table-cell office:value-type="float" office:value="-0.00763888888888889">
            <text:p>-0.0076388889</text:p>
          </table:table-cell>
          <table:table-cell office:value-type="float" office:value="-0.0668761220825853">
            <text:p>-0.0668761221</text:p>
          </table:table-cell>
          <table:table-cell office:value-type="float" office:value="1.02893015542381">
            <text:p>1.0289301554</text:p>
          </table:table-cell>
          <table:table-cell office:value-type="float" office:value="0.973378260030864">
            <text:p>0.97337826</text:p>
          </table:table-cell>
          <table:table-cell office:value-type="float" office:value="0.774699507492369">
            <text:p>0.774699507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0140723270443">
            <text:p>-10.01407232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5904">
            <text:p>5904</text:p>
          </table:table-cell>
          <table:table-cell office:value-type="float" office:value="10170">
            <text:p>10170</text:p>
          </table:table-cell>
          <table:table-cell office:value-type="float" office:value="15920">
            <text:p>15920</text:p>
          </table:table-cell>
          <table:table-cell office:value-type="float" office:value="80">
            <text:p>80</text:p>
          </table:table-cell>
          <table:table-cell office:value-type="float" office:value="-277.875">
            <text:p>-277.875</text:p>
          </table:table-cell>
          <table:table-cell office:value-type="float" office:value="-122.5">
            <text:p>-122.5</text:p>
          </table:table-cell>
          <table:table-cell office:value-type="float" office:value="0.013550135501355">
            <text:p>0.0135501355</text:p>
          </table:table-cell>
          <table:table-cell office:value-type="float" office:value="-0.0273230088495575">
            <text:p>-0.0273230088</text:p>
          </table:table-cell>
          <table:table-cell office:value-type="float" office:value="-0.00769472361809045">
            <text:p>-0.0076947236</text:p>
          </table:table-cell>
          <table:table-cell office:value-type="float" office:value="1.04778534235207">
            <text:p>1.0477853424</text:p>
          </table:table-cell>
          <table:table-cell office:value-type="float" office:value="0.905832700779231">
            <text:p>0.9058327008</text:p>
          </table:table-cell>
          <table:table-cell office:value-type="float" office:value="0.973184516528939">
            <text:p>0.9731845165</text:p>
          </table:table-cell>
          <table:table-cell office:value-type="float" office:value="0">
            <text:p>0</text:p>
          </table:table-cell>
          <table:table-cell office:value-type="float" office:value="-25.0204517849365">
            <text:p>-25.02045178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5520">
            <text:p>5520</text:p>
          </table:table-cell>
          <table:table-cell office:value-type="float" office:value="10420">
            <text:p>10420</text:p>
          </table:table-cell>
          <table:table-cell office:value-type="float" office:value="15876">
            <text:p>15876</text:p>
          </table:table-cell>
          <table:table-cell office:value-type="float" office:value="108">
            <text:p>108</text:p>
          </table:table-cell>
          <table:table-cell office:value-type="float" office:value="-919.5">
            <text:p>-919.5</text:p>
          </table:table-cell>
          <table:table-cell office:value-type="float" office:value="-1268.875">
            <text:p>-1268.875</text:p>
          </table:table-cell>
          <table:table-cell office:value-type="float" office:value="0.0195652173913043">
            <text:p>0.0195652174</text:p>
          </table:table-cell>
          <table:table-cell office:value-type="float" office:value="-0.0882437619961612">
            <text:p>-0.088243762</text:p>
          </table:table-cell>
          <table:table-cell office:value-type="float" office:value="-0.0799240992693374">
            <text:p>-0.0799240993</text:p>
          </table:table-cell>
          <table:table-cell office:value-type="float" office:value="1.06922854442344">
            <text:p>1.0692285444</text:p>
          </table:table-cell>
          <table:table-cell office:value-type="float" office:value="0.706409277614657">
            <text:p>0.7064092776</text:p>
          </table:table-cell>
          <table:table-cell office:value-type="float" office:value="0.732785861379588">
            <text:p>0.7327858614</text:p>
          </table:table-cell>
          <table:table-cell office:value-type="float" office:value="0">
            <text:p>0</text:p>
          </table:table-cell>
          <table:table-cell office:value-type="float" office:value="-7.50300515574954">
            <text:p>-7.5030051557</text:p>
          </table:table-cell>
          <table:table-cell office:value-type="float" office:value="-8.32118335573996">
            <text:p>-8.321183355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5536">
            <text:p>5536</text:p>
          </table:table-cell>
          <table:table-cell office:value-type="float" office:value="9342">
            <text:p>9342</text:p>
          </table:table-cell>
          <table:table-cell office:value-type="float" office:value="14805">
            <text:p>14805</text:p>
          </table:table-cell>
          <table:table-cell office:value-type="float" office:value="66">
            <text:p>66</text:p>
          </table:table-cell>
          <table:table-cell office:value-type="float" office:value="111.375">
            <text:p>111.375</text:p>
          </table:table-cell>
          <table:table-cell office:value-type="float" office:value="-862.75">
            <text:p>-862.7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-0.058274231678487">
            <text:p>-0.0582742317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0.802696125837623">
            <text:p>0.802696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445328402661">
            <text:p>-11.544532840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6320">
            <text:p>6320</text:p>
          </table:table-cell>
          <table:table-cell office:value-type="float" office:value="10050">
            <text:p>10050</text:p>
          </table:table-cell>
          <table:table-cell office:value-type="float" office:value="14700">
            <text:p>14700</text:p>
          </table:table-cell>
          <table:table-cell office:value-type="float" office:value="52">
            <text:p>52</text:p>
          </table:table-cell>
          <table:table-cell office:value-type="float" office:value="-16.875">
            <text:p>-16.875</text:p>
          </table:table-cell>
          <table:table-cell office:value-type="float" office:value="-497.5">
            <text:p>-497.5</text:p>
          </table:table-cell>
          <table:table-cell office:value-type="float" office:value="0.00822784810126582">
            <text:p>0.0082278481</text:p>
          </table:table-cell>
          <table:table-cell office:value-type="float" office:value="-0.00167910447761194">
            <text:p>-0.0016791045</text:p>
          </table:table-cell>
          <table:table-cell office:value-type="float" office:value="-0.033843537414966">
            <text:p>-0.0338435374</text:p>
          </table:table-cell>
          <table:table-cell office:value-type="float" office:value="1.02893015542381">
            <text:p>1.0289301554</text:p>
          </table:table-cell>
          <table:table-cell office:value-type="float" office:value="0.994128660336378">
            <text:p>0.9941286603</text:p>
          </table:table-cell>
          <table:table-cell office:value-type="float" office:value="0.883792573696145">
            <text:p>0.8837925737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323694910774">
            <text:p>-20.132369491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2">
            <text:p>592</text:p>
          </table:table-cell>
          <table:table-cell office:value-type="float" office:value="5904">
            <text:p>5904</text:p>
          </table:table-cell>
          <table:table-cell office:value-type="float" office:value="10140">
            <text:p>10140</text:p>
          </table:table-cell>
          <table:table-cell office:value-type="float" office:value="16704">
            <text:p>16704</text:p>
          </table:table-cell>
          <table:table-cell office:value-type="float" office:value="80">
            <text:p>80</text:p>
          </table:table-cell>
          <table:table-cell office:value-type="float" office:value="-472.5">
            <text:p>-472.5</text:p>
          </table:table-cell>
          <table:table-cell office:value-type="float" office:value="-36">
            <text:p>-36</text:p>
          </table:table-cell>
          <table:table-cell office:value-type="float" office:value="0.013550135501355">
            <text:p>0.0135501355</text:p>
          </table:table-cell>
          <table:table-cell office:value-type="float" office:value="-0.0465976331360947">
            <text:p>-0.0465976331</text:p>
          </table:table-cell>
          <table:table-cell office:value-type="float" office:value="-0.0021551724137931">
            <text:p>-0.0021551724</text:p>
          </table:table-cell>
          <table:table-cell office:value-type="float" office:value="1.04778534235207">
            <text:p>1.0477853424</text:p>
          </table:table-cell>
          <table:table-cell office:value-type="float" office:value="0.841164109274885">
            <text:p>0.8411641093</text:p>
          </table:table-cell>
          <table:table-cell office:value-type="float" office:value="0.992466000297265">
            <text:p>0.9924660003</text:p>
          </table:table-cell>
          <table:table-cell office:value-type="float" office:value="0">
            <text:p>0</text:p>
          </table:table-cell>
          <table:table-cell office:value-type="float" office:value="-14.5258287414427">
            <text:p>-14.5258287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5520">
            <text:p>5520</text:p>
          </table:table-cell>
          <table:table-cell office:value-type="float" office:value="9870">
            <text:p>9870</text:p>
          </table:table-cell>
          <table:table-cell office:value-type="float" office:value="17952">
            <text:p>17952</text:p>
          </table:table-cell>
          <table:table-cell office:value-type="float" office:value="108">
            <text:p>108</text:p>
          </table:table-cell>
          <table:table-cell office:value-type="float" office:value="-371">
            <text:p>-371</text:p>
          </table:table-cell>
          <table:table-cell office:value-type="float" office:value="64">
            <text:p>64</text:p>
          </table:table-cell>
          <table:table-cell office:value-type="float" office:value="0.0195652173913043">
            <text:p>0.0195652174</text:p>
          </table:table-cell>
          <table:table-cell office:value-type="float" office:value="-0.0375886524822695">
            <text:p>-0.0375886525</text:p>
          </table:table-cell>
          <table:table-cell office:value-type="float" office:value="0.0035650623885918">
            <text:p>0.0035650624</text:p>
          </table:table-cell>
          <table:table-cell office:value-type="float" office:value="1.06922854442344">
            <text:p>1.0692285444</text:p>
          </table:table-cell>
          <table:table-cell office:value-type="float" office:value="0.871209013631105">
            <text:p>0.8712090136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-18.0915440521447">
            <text:p>-18.0915440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536">
            <text:p>5536</text:p>
          </table:table-cell>
          <table:table-cell office:value-type="float" office:value="9342">
            <text:p>9342</text:p>
          </table:table-cell>
          <table:table-cell office:value-type="float" office:value="15808">
            <text:p>15808</text:p>
          </table:table-cell>
          <table:table-cell office:value-type="float" office:value="66">
            <text:p>66</text:p>
          </table:table-cell>
          <table:table-cell office:value-type="float" office:value="111.375">
            <text:p>111.375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5904">
            <text:p>5904</text:p>
          </table:table-cell>
          <table:table-cell office:value-type="float" office:value="9380">
            <text:p>9380</text:p>
          </table:table-cell>
          <table:table-cell office:value-type="float" office:value="14074">
            <text:p>14074</text:p>
          </table:table-cell>
          <table:table-cell office:value-type="float" office:value="80">
            <text:p>80</text:p>
          </table:table-cell>
          <table:table-cell office:value-type="float" office:value="-15.75">
            <text:p>-15.75</text:p>
          </table:table-cell>
          <table:table-cell office:value-type="float" office:value="131.75">
            <text:p>131.75</text:p>
          </table:table-cell>
          <table:table-cell office:value-type="float" office:value="0.013550135501355">
            <text:p>0.0135501355</text:p>
          </table:table-cell>
          <table:table-cell office:value-type="float" office:value="-0.00167910447761194">
            <text:p>-0.0016791045</text:p>
          </table:table-cell>
          <table:table-cell office:value-type="float" office:value="0.00936123348017621">
            <text:p>0.0093612335</text:p>
          </table:table-cell>
          <table:table-cell office:value-type="float" office:value="1.04778534235207">
            <text:p>1.0477853424</text:p>
          </table:table-cell>
          <table:table-cell office:value-type="float" office:value="0.994128660336378">
            <text:p>0.9941286603</text:p>
          </table:table-cell>
          <table:table-cell office:value-type="float" office:value="1.03293607725747">
            <text:p>1.03293607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1">
            <text:p>521</text:p>
          </table:table-cell>
          <table:table-cell office:value-type="float" office:value="5520">
            <text:p>5520</text:p>
          </table:table-cell>
          <table:table-cell office:value-type="float" office:value="8874">
            <text:p>8874</text:p>
          </table:table-cell>
          <table:table-cell office:value-type="float" office:value="16182">
            <text:p>16182</text:p>
          </table:table-cell>
          <table:table-cell office:value-type="float" office:value="108">
            <text:p>108</text:p>
          </table:table-cell>
          <table:table-cell office:value-type="float" office:value="-19.125">
            <text:p>-19.125</text:p>
          </table:table-cell>
          <table:table-cell office:value-type="float" office:value="-34.875">
            <text:p>-34.875</text:p>
          </table:table-cell>
          <table:table-cell office:value-type="float" office:value="0.0195652173913043">
            <text:p>0.0195652174</text:p>
          </table:table-cell>
          <table:table-cell table:number-columns-repeated="2" office:value-type="float" office:value="-0.0021551724137931">
            <text:p>-0.0021551724</text:p>
          </table:table-cell>
          <table:table-cell office:value-type="float" office:value="1.06922854442344">
            <text:p>1.0692285444</text:p>
          </table:table-cell>
          <table:table-cell table:number-columns-repeated="2" office:value-type="float" office:value="0.992466000297265">
            <text:p>0.992466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5536">
            <text:p>5536</text:p>
          </table:table-cell>
          <table:table-cell office:value-type="float" office:value="9140">
            <text:p>9140</text:p>
          </table:table-cell>
          <table:table-cell office:value-type="float" office:value="17391">
            <text:p>17391</text:p>
          </table:table-cell>
          <table:table-cell office:value-type="float" office:value="66">
            <text:p>66</text:p>
          </table:table-cell>
          <table:table-cell office:value-type="float" office:value="-102.5">
            <text:p>-102.5</text:p>
          </table:table-cell>
          <table:table-cell office:value-type="float" office:value="62">
            <text:p>62</text:p>
          </table:table-cell>
          <table:table-cell office:value-type="float" office:value="0.0119219653179191">
            <text:p>0.0119219653</text:p>
          </table:table-cell>
          <table:table-cell office:value-type="float" office:value="-0.0112144420131291">
            <text:p>-0.011214442</text:p>
          </table:table-cell>
          <table:table-cell office:value-type="float" office:value="0.0035650623885918">
            <text:p>0.0035650624</text:p>
          </table:table-cell>
          <table:table-cell office:value-type="float" office:value="1.04200545979652">
            <text:p>1.0420054598</text:p>
          </table:table-cell>
          <table:table-cell office:value-type="float" office:value="0.960995949824993">
            <text:p>0.9609959498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6240">
            <text:p>6240</text:p>
          </table:table-cell>
          <table:table-cell office:value-type="float" office:value="9380">
            <text:p>9380</text:p>
          </table:table-cell>
          <table:table-cell office:value-type="float" office:value="15314">
            <text:p>15314</text:p>
          </table:table-cell>
          <table:table-cell office:value-type="float" office:value="-296">
            <text:p>-296</text:p>
          </table:table-cell>
          <table:table-cell office:value-type="float" office:value="-15.75">
            <text:p>-15.75</text:p>
          </table:table-cell>
          <table:table-cell office:value-type="float" office:value="170.5">
            <text:p>170.5</text:p>
          </table:table-cell>
          <table:table-cell office:value-type="float" office:value="-0.0474358974358974">
            <text:p>-0.0474358974</text:p>
          </table:table-cell>
          <table:table-cell office:value-type="float" office:value="-0.00167910447761194">
            <text:p>-0.0016791045</text:p>
          </table:table-cell>
          <table:table-cell office:value-type="float" office:value="0.0111336032388664">
            <text:p>0.0111336032</text:p>
          </table:table-cell>
          <table:table-cell office:value-type="float" office:value="0.838384681130835">
            <text:p>0.8383846811</text:p>
          </table:table-cell>
          <table:table-cell office:value-type="float" office:value="0.994128660336378">
            <text:p>0.9941286603</text:p>
          </table:table-cell>
          <table:table-cell office:value-type="float" office:value="1.03921056729335">
            <text:p>1.0392105673</text:p>
          </table:table-cell>
          <table:table-cell office:value-type="float" office:value="-14.2629113113818">
            <text:p>-14.26291131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578">
            <text:p>6578</text:p>
          </table:table-cell>
          <table:table-cell office:value-type="float" office:value="9350">
            <text:p>9350</text:p>
          </table:table-cell>
          <table:table-cell office:value-type="float" office:value="15138">
            <text:p>15138</text:p>
          </table:table-cell>
          <table:table-cell office:value-type="float" office:value="-187">
            <text:p>-187</text:p>
          </table:table-cell>
          <table:table-cell office:value-type="float" office:value="-128.75">
            <text:p>-128.75</text:p>
          </table:table-cell>
          <table:table-cell office:value-type="float" office:value="-32.625">
            <text:p>-32.625</text:p>
          </table:table-cell>
          <table:table-cell office:value-type="float" office:value="-0.0284280936454849">
            <text:p>-0.0284280936</text:p>
          </table:table-cell>
          <table:table-cell office:value-type="float" office:value="-0.0137700534759358">
            <text:p>-0.0137700535</text:p>
          </table:table-cell>
          <table:table-cell office:value-type="float" office:value="-0.0021551724137931">
            <text:p>-0.0021551724</text:p>
          </table:table-cell>
          <table:table-cell office:value-type="float" office:value="0.902085658997103">
            <text:p>0.902085659</text:p>
          </table:table-cell>
          <table:table-cell office:value-type="float" office:value="0.952176457004776">
            <text:p>0.952176457</text:p>
          </table:table-cell>
          <table:table-cell office:value-type="float" office:value="0.992466000297265">
            <text:p>0.9924660003</text:p>
          </table:table-cell>
          <table:table-cell office:value-type="float" office:value="-24.0342319795413">
            <text:p>-24.03423197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5760">
            <text:p>5760</text:p>
          </table:table-cell>
          <table:table-cell office:value-type="float" office:value="9180">
            <text:p>9180</text:p>
          </table:table-cell>
          <table:table-cell office:value-type="float" office:value="16269">
            <text:p>16269</text:p>
          </table:table-cell>
          <table:table-cell office:value-type="float" office:value="-106.75">
            <text:p>-106.75</text:p>
          </table:table-cell>
          <table:table-cell office:value-type="float" office:value="-37.5">
            <text:p>-37.5</text:p>
          </table:table-cell>
          <table:table-cell office:value-type="float" office:value="58">
            <text:p>58</text:p>
          </table:table-cell>
          <table:table-cell office:value-type="float" office:value="-0.0185329861111111">
            <text:p>-0.0185329861</text:p>
          </table:table-cell>
          <table:table-cell office:value-type="float" office:value="-0.00408496732026144">
            <text:p>-0.0040849673</text:p>
          </table:table-cell>
          <table:table-cell office:value-type="float" office:value="0.0035650623885918">
            <text:p>0.0035650624</text:p>
          </table:table-cell>
          <table:table-cell office:value-type="float" office:value="0.935807752896533">
            <text:p>0.9358077529</text:p>
          </table:table-cell>
          <table:table-cell office:value-type="float" office:value="0.98573532081678">
            <text:p>0.9857353208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5650">
            <text:p>5650</text:p>
          </table:table-cell>
          <table:table-cell office:value-type="float" office:value="8345">
            <text:p>8345</text:p>
          </table:table-cell>
          <table:table-cell office:value-type="float" office:value="14326">
            <text:p>14326</text:p>
          </table:table-cell>
          <table:table-cell office:value-type="float" office:value="114.125">
            <text:p>114.125</text:p>
          </table:table-cell>
          <table:table-cell office:value-type="float" office:value="136.75">
            <text:p>136.75</text:p>
          </table:table-cell>
          <table:table-cell office:value-type="float" office:value="159.5">
            <text:p>159.5</text:p>
          </table:table-cell>
          <table:table-cell office:value-type="float" office:value="0.0201991150442478">
            <text:p>0.020199115</text:p>
          </table:table-cell>
          <table:table-cell office:value-type="float" office:value="0.0163870581186339">
            <text:p>0.0163870581</text:p>
          </table:table-cell>
          <table:table-cell office:value-type="float" office:value="0.0111336032388664">
            <text:p>0.0111336032</text:p>
          </table:table-cell>
          <table:table-cell office:value-type="float" office:value="1.07149659098207">
            <text:p>1.071496591</text:p>
          </table:table-cell>
          <table:table-cell office:value-type="float" office:value="1.05788103333583">
            <text:p>1.0578810333</text:p>
          </table:table-cell>
          <table:table-cell office:value-type="float" office:value="1.03921056729335">
            <text:p>1.0392105673</text:p>
          </table:table-cell>
          <table:table-cell office:value-type="float" office:value="34.6611386991458">
            <text:p>34.66113869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5536">
            <text:p>5536</text:p>
          </table:table-cell>
          <table:table-cell office:value-type="float" office:value="8304">
            <text:p>8304</text:p>
          </table:table-cell>
          <table:table-cell office:value-type="float" office:value="12520">
            <text:p>12520</text:p>
          </table:table-cell>
          <table:table-cell office:value-type="float" office:value="103.875">
            <text:p>103.875</text:p>
          </table:table-cell>
          <table:table-cell office:value-type="float" office:value="155.875">
            <text:p>155.875</text:p>
          </table:table-cell>
          <table:table-cell office:value-type="float" office:value="-180">
            <text:p>-180</text:p>
          </table:table-cell>
          <table:table-cell office:value-type="float" office:value="0.0187635476878613">
            <text:p>0.0187635477</text:p>
          </table:table-cell>
          <table:table-cell office:value-type="float" office:value="0.0187710741811175">
            <text:p>0.0187710742</text:p>
          </table:table-cell>
          <table:table-cell office:value-type="float" office:value="-0.0143769968051118">
            <text:p>-0.0143769968</text:p>
          </table:table-cell>
          <table:table-cell office:value-type="float" office:value="1.06636247552231">
            <text:p>1.0663624755</text:p>
          </table:table-cell>
          <table:table-cell office:value-type="float" office:value="1.0663893719567">
            <text:p>1.066389372</text:p>
          </table:table-cell>
          <table:table-cell office:value-type="float" office:value="0.950085639334892">
            <text:p>0.95008563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45">
            <text:p>345</text:p>
          </table:table-cell>
          <table:table-cell office:value-type="float" office:value="5309">
            <text:p>5309</text:p>
          </table:table-cell>
          <table:table-cell office:value-type="float" office:value="7963">
            <text:p>7963</text:p>
          </table:table-cell>
          <table:table-cell office:value-type="float" office:value="12865">
            <text:p>12865</text:p>
          </table:table-cell>
          <table:table-cell office:value-type="float" office:value="20.875">
            <text:p>20.875</text:p>
          </table:table-cell>
          <table:table-cell office:value-type="float" office:value="31.375">
            <text:p>31.375</text:p>
          </table:table-cell>
          <table:table-cell office:value-type="float" office:value="470.375">
            <text:p>470.375</text:p>
          </table:table-cell>
          <table:table-cell office:value-type="float" office:value="0.00393200226031268">
            <text:p>0.0039320023</text:p>
          </table:table-cell>
          <table:table-cell office:value-type="float" office:value="0.00394009795303278">
            <text:p>0.003940098</text:p>
          </table:table-cell>
          <table:table-cell office:value-type="float" office:value="0.0365623785464438">
            <text:p>0.0365623785</text:p>
          </table:table-cell>
          <table:table-cell office:value-type="float" office:value="1.01379231076897">
            <text:p>1.0137923108</text:p>
          </table:table-cell>
          <table:table-cell office:value-type="float" office:value="1.0138207706045">
            <text:p>1.0138207706</text:p>
          </table:table-cell>
          <table:table-cell office:value-type="float" office:value="1.1305884676615">
            <text:p>1.13058846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24339812187">
            <text:p>19.302433981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5776">
            <text:p>5776</text:p>
          </table:table-cell>
          <table:table-cell office:value-type="float" office:value="8694">
            <text:p>8694</text:p>
          </table:table-cell>
          <table:table-cell office:value-type="float" office:value="14533">
            <text:p>14533</text:p>
          </table:table-cell>
          <table:table-cell office:value-type="float" office:value="-436.875">
            <text:p>-436.875</text:p>
          </table:table-cell>
          <table:table-cell office:value-type="float" office:value="288.125">
            <text:p>288.125</text:p>
          </table:table-cell>
          <table:table-cell office:value-type="float" office:value="1085.625">
            <text:p>1085.625</text:p>
          </table:table-cell>
          <table:table-cell office:value-type="float" office:value="-0.0756362534626039">
            <text:p>-0.0756362535</text:p>
          </table:table-cell>
          <table:table-cell office:value-type="float" office:value="0.0331406717276283">
            <text:p>0.0331406717</text:p>
          </table:table-cell>
          <table:table-cell office:value-type="float" office:value="0.0747006812082846">
            <text:p>0.0747006812</text:p>
          </table:table-cell>
          <table:table-cell office:value-type="float" office:value="0.746485964843091">
            <text:p>0.7464859648</text:p>
          </table:table-cell>
          <table:table-cell office:value-type="float" office:value="1.11814502712691">
            <text:p>1.1181450271</text:p>
          </table:table-cell>
          <table:table-cell office:value-type="float" office:value="1.27238956010404">
            <text:p>1.2723895601</text:p>
          </table:table-cell>
          <table:table-cell office:value-type="float" office:value="-8.81310275886816">
            <text:p>-8.8131027589</text:p>
          </table:table-cell>
          <table:table-cell office:value-type="float" office:value="21.2599930706001">
            <text:p>21.2599930706</text:p>
          </table:table-cell>
          <table:table-cell office:value-type="float" office:value="9.62140673516081">
            <text:p>9.621406735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6160">
            <text:p>6160</text:p>
          </table:table-cell>
          <table:table-cell office:value-type="float" office:value="10033">
            <text:p>10033</text:p>
          </table:table-cell>
          <table:table-cell office:value-type="float" office:value="16772">
            <text:p>16772</text:p>
          </table:table-cell>
          <table:table-cell office:value-type="float" office:value="-243.25">
            <text:p>-243.25</text:p>
          </table:table-cell>
          <table:table-cell office:value-type="float" office:value="367.375">
            <text:p>367.375</text:p>
          </table:table-cell>
          <table:table-cell office:value-type="float" office:value="943.875">
            <text:p>943.875</text:p>
          </table:table-cell>
          <table:table-cell office:value-type="float" office:value="-0.0394886363636364">
            <text:p>-0.0394886364</text:p>
          </table:table-cell>
          <table:table-cell office:value-type="float" office:value="0.0366166650054819">
            <text:p>0.036616665</text:p>
          </table:table-cell>
          <table:table-cell office:value-type="float" office:value="0.0562768304316718">
            <text:p>0.0562768304</text:p>
          </table:table-cell>
          <table:table-cell office:value-type="float" office:value="0.864846103434917">
            <text:p>0.8648461034</text:p>
          </table:table-cell>
          <table:table-cell office:value-type="float" office:value="1.13078625662519">
            <text:p>1.1307862566</text:p>
          </table:table-cell>
          <table:table-cell office:value-type="float" office:value="1.20317638653198">
            <text:p>1.2031763865</text:p>
          </table:table-cell>
          <table:table-cell office:value-type="float" office:value="-17.2041789422379">
            <text:p>-17.2041789422</text:p>
          </table:table-cell>
          <table:table-cell office:value-type="float" office:value="19.2743246518187">
            <text:p>19.2743246518</text:p>
          </table:table-cell>
          <table:table-cell office:value-type="float" office:value="12.6601528835835">
            <text:p>12.660152883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6321">
            <text:p>6321</text:p>
          </table:table-cell>
          <table:table-cell office:value-type="float" office:value="10607">
            <text:p>10607</text:p>
          </table:table-cell>
          <table:table-cell office:value-type="float" office:value="17732">
            <text:p>17732</text:p>
          </table:table-cell>
          <table:table-cell office:value-type="float" office:value="-206">
            <text:p>-206</text:p>
          </table:table-cell>
          <table:table-cell office:value-type="float" office:value="444.285714285714">
            <text:p>444.2857142857</text:p>
          </table:table-cell>
          <table:table-cell office:value-type="float" office:value="1000.71428571429">
            <text:p>1000.7142857143</text:p>
          </table:table-cell>
          <table:table-cell office:value-type="float" office:value="-0.0325897800980857">
            <text:p>-0.0325897801</text:p>
          </table:table-cell>
          <table:table-cell office:value-type="float" office:value="0.0418860860078924">
            <text:p>0.041886086</text:p>
          </table:table-cell>
          <table:table-cell office:value-type="float" office:value="0.0564354999838871">
            <text:p>0.0564355</text:p>
          </table:table-cell>
          <table:table-cell office:value-type="float" office:value="0.888017473439709">
            <text:p>0.8880174734</text:p>
          </table:table-cell>
          <table:table-cell office:value-type="float" office:value="1.1500400116617">
            <text:p>1.1500400117</text:p>
          </table:table-cell>
          <table:table-cell office:value-type="float" office:value="1.20376678263413">
            <text:p>1.2037667826</text:p>
          </table:table-cell>
          <table:table-cell office:value-type="float" office:value="-20.920363735919">
            <text:p>-20.9203637359</text:p>
          </table:table-cell>
          <table:table-cell office:value-type="float" office:value="16.8925909828366">
            <text:p>16.8925909828</text:p>
          </table:table-cell>
          <table:table-cell office:value-type="float" office:value="12.6255154399439">
            <text:p>12.625515439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4565">
            <text:p>4565</text:p>
          </table:table-cell>
          <table:table-cell office:value-type="float" office:value="9958">
            <text:p>9958</text:p>
          </table:table-cell>
          <table:table-cell office:value-type="float" office:value="19154">
            <text:p>19154</text:p>
          </table:table-cell>
          <table:table-cell office:value-type="float" office:value="-150.5">
            <text:p>-150.5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-0.0329682365826944">
            <text:p>-0.0329682366</text:p>
          </table:table-cell>
          <table:table-cell office:value-type="float" office:value="0.0924884514962844">
            <text:p>0.0924884515</text:p>
          </table:table-cell>
          <table:table-cell office:value-type="float" office:value="0">
            <text:p>0</text:p>
          </table:table-cell>
          <table:table-cell office:value-type="float" office:value="0.88674150502238">
            <text:p>0.886741505</text:p>
          </table:table-cell>
          <table:table-cell office:value-type="float" office:value="1.34047564301095">
            <text:p>1.340475643</text:p>
          </table:table-cell>
          <table:table-cell office:value-type="float" office:value="1.28">
            <text:p>1.28</text:p>
          </table:table-cell>
          <table:table-cell office:value-type="float" office:value="-20.6761868996075">
            <text:p>-20.6761868996</text:p>
          </table:table-cell>
          <table:table-cell office:value-type="float" office:value="7.83588341903749">
            <text:p>7.835883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5423">
            <text:p>5423</text:p>
          </table:table-cell>
          <table:table-cell office:value-type="float" office:value="11430">
            <text:p>11430</text:p>
          </table:table-cell>
          <table:table-cell office:value-type="float" office:value="20699">
            <text:p>20699</text:p>
          </table:table-cell>
          <table:table-cell office:value-type="float" office:value="-175">
            <text:p>-175</text:p>
          </table:table-cell>
          <table:table-cell office:value-type="float" office:value="809.5">
            <text:p>809.5</text:p>
          </table:table-cell>
          <table:table-cell office:value-type="float" office:value="0">
            <text:p>0</text:p>
          </table:table-cell>
          <table:table-cell office:value-type="float" office:value="-0.0322699612760465">
            <text:p>-0.0322699613</text:p>
          </table:table-cell>
          <table:table-cell office:value-type="float" office:value="0.07082239720035">
            <text:p>0.0708223972</text:p>
          </table:table-cell>
          <table:table-cell office:value-type="float" office:value="0">
            <text:p>0</text:p>
          </table:table-cell>
          <table:table-cell office:value-type="float" office:value="0.889096182319322">
            <text:p>0.8890961823</text:p>
          </table:table-cell>
          <table:table-cell office:value-type="float" office:value="1.25770938161382">
            <text:p>1.2577093816</text:p>
          </table:table-cell>
          <table:table-cell office:value-type="float" office:value="1.28">
            <text:p>1.28</text:p>
          </table:table-cell>
          <table:table-cell office:value-type="float" office:value="-21.131172634461">
            <text:p>-21.1311726345</text:p>
          </table:table-cell>
          <table:table-cell office:value-type="float" office:value="10.1297397154289">
            <text:p>10.1297397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5103">
            <text:p>5103</text:p>
          </table:table-cell>
          <table:table-cell office:value-type="float" office:value="11499">
            <text:p>11499</text:p>
          </table:table-cell>
          <table:table-cell office:value-type="float" office:value="22368">
            <text:p>22368</text:p>
          </table:table-cell>
          <table:table-cell office:value-type="float" office:value="-264.25">
            <text:p>-264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17832647462277">
            <text:p>-0.0517832647</text:p>
          </table:table-cell>
          <table:table-cell table:number-columns-repeated="2" office:value-type="float" office:value="0">
            <text:p>0</text:p>
          </table:table-cell>
          <table:table-cell office:value-type="float" office:value="0.824014326143448">
            <text:p>0.8240143261</text:p>
          </table:table-cell>
          <table:table-cell office:value-type="float" office:value="1.29">
            <text:p>1.29</text:p>
          </table:table-cell>
          <table:table-cell office:value-type="float" office:value="1.28">
            <text:p>1.28</text:p>
          </table:table-cell>
          <table:table-cell office:value-type="float" office:value="-13.0358994374913">
            <text:p>-13.0358994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5">
            <text:p>5</text:p>
          </table:table-cell>
          <table:table-cell office:value-type="float" office:value="858">
            <text:p>858</text:p>
          </table:table-cell>
          <table:table-cell table:number-columns-repeated="2" office:value-type="float" office:value="360">
            <text:p>360</text:p>
          </table:table-cell>
          <table:table-cell office:value-type="float" office:value="4908">
            <text:p>4908</text:p>
          </table:table-cell>
          <table:table-cell office:value-type="float" office:value="12230">
            <text:p>12230</text:p>
          </table:table-cell>
          <table:table-cell office:value-type="float" office:value="24172">
            <text:p>2417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5">
            <text:p>5</text:p>
          </table:table-cell>
          <table:table-cell office:value-type="float" office:value="854">
            <text:p>854</text:p>
          </table:table-cell>
          <table:table-cell table:number-columns-repeated="2" office:value-type="float" office:value="361">
            <text:p>361</text:p>
          </table:table-cell>
          <table:table-cell office:value-type="float" office:value="4720">
            <text:p>4720</text:p>
          </table:table-cell>
          <table:table-cell office:value-type="float" office:value="12779">
            <text:p>12779</text:p>
          </table:table-cell>
          <table:table-cell office:value-type="float" office:value="26122">
            <text:p>2612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3">
            <text:p>1.13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13.75">
            <text:p>113.75</text:p>
          </table:table-cell>
          <table:table-cell office:value-type="float" office:value="5663">
            <text:p>5663</text:p>
          </table:table-cell>
          <table:table-cell office:value-type="float" office:value="12617">
            <text:p>12617</text:p>
          </table:table-cell>
          <table:table-cell office:value-type="float" office:value="16.86">
            <text:p>16.86</text:p>
          </table:table-cell>
          <table:table-cell table:number-columns-repeated="3" office:value-type="float" office:value="5">
            <text:p>5</text:p>
          </table:table-cell>
          <table:table-cell office:value-type="float" office:value="880">
            <text:p>88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4539">
            <text:p>4539</text:p>
          </table:table-cell>
          <table:table-cell office:value-type="float" office:value="13419">
            <text:p>13419</text:p>
          </table:table-cell>
          <table:table-cell office:value-type="float" office:value="28229">
            <text:p>2822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26">
            <text:p>1.26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15.666666666667">
            <text:p>115.6666666667</text:p>
          </table:table-cell>
          <table:table-cell office:value-type="float" office:value="5598.66666666667">
            <text:p>5598.6666666667</text:p>
          </table:table-cell>
          <table:table-cell office:value-type="float" office:value="11026">
            <text:p>11026</text:p>
          </table:table-cell>
          <table:table-cell office:value-type="float" office:value="16.7866666666667">
            <text:p>16.78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903">
            <text:p>903</text:p>
          </table:table-cell>
          <table:table-cell table:number-columns-repeated="2" office:value-type="float" office:value="415">
            <text:p>415</text:p>
          </table:table-cell>
          <table:table-cell office:value-type="float" office:value="4366">
            <text:p>4366</text:p>
          </table:table-cell>
          <table:table-cell office:value-type="float" office:value="14405">
            <text:p>14405</text:p>
          </table:table-cell>
          <table:table-cell office:value-type="float" office:value="30506">
            <text:p>30506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26">
            <text:p>1.26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1.26">
            <text:p>1.26</text:p>
          </table:table-cell>
          <table:table-cell office:value-type="float" office:value="1.28">
            <text:p>1.28</text:p>
          </table:table-cell>
          <table:table-cell office:value-type="float" office:value="-17">
            <text:p>-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.2">
            <text:p>12.2</text:p>
          </table:table-cell>
          <table:table-cell office:value-type="float" office:value="16">
            <text:p>16</text:p>
          </table:table-cell>
          <table:table-cell office:value-type="float" office:value="21.2">
            <text:p>21.2</text:p>
          </table:table-cell>
          <table:table-cell office:value-type="float" office:value="11445">
            <text:p>11445</text:p>
          </table:table-cell>
          <table:table-cell office:value-type="float" office:value="12265">
            <text:p>12265</text:p>
          </table:table-cell>
          <table:table-cell office:value-type="float" office:value="12364">
            <text:p>123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10:50.14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926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253">
                <text:p>1725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448">
                <text:p>12448</text:p>
              </table:table-cell>
              <table:table-cell office:value-type="float" office:value="17258">
                <text:p>1725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173">
                <text:p>12173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2024">
                <text:p>12024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549">
                <text:p>12549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630">
                <text:p>12630</text:p>
              </table:table-cell>
              <table:table-cell office:value-type="float" office:value="18136">
                <text:p>1813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506">
                <text:p>9506</text:p>
              </table:table-cell>
              <table:table-cell office:value-type="float" office:value="12442">
                <text:p>12442</text:p>
              </table:table-cell>
              <table:table-cell office:value-type="float" office:value="17634">
                <text:p>1763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528">
                <text:p>9528</text:p>
              </table:table-cell>
              <table:table-cell office:value-type="float" office:value="12392">
                <text:p>12392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938">
                <text:p>9938</text:p>
              </table:table-cell>
              <table:table-cell office:value-type="float" office:value="12804">
                <text:p>12804</text:p>
              </table:table-cell>
              <table:table-cell office:value-type="float" office:value="19312">
                <text:p>1931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62">
                <text:p>9862</text:p>
              </table:table-cell>
              <table:table-cell office:value-type="float" office:value="13388">
                <text:p>13388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3218">
                <text:p>13218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436">
                <text:p>9436</text:p>
              </table:table-cell>
              <table:table-cell office:value-type="float" office:value="14026">
                <text:p>14026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065">
                <text:p>10065</text:p>
              </table:table-cell>
              <table:table-cell office:value-type="float" office:value="14400">
                <text:p>14400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5234">
                <text:p>15234</text:p>
              </table:table-cell>
              <table:table-cell office:value-type="float" office:value="25623">
                <text:p>2562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75">
                <text:p>10275</text:p>
              </table:table-cell>
              <table:table-cell office:value-type="float" office:value="16260">
                <text:p>16260</text:p>
              </table:table-cell>
              <table:table-cell office:value-type="float" office:value="27229">
                <text:p>2722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21">
                <text:p>11021</text:p>
              </table:table-cell>
              <table:table-cell office:value-type="float" office:value="17097">
                <text:p>17097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60">
                <text:p>11260</text:p>
              </table:table-cell>
              <table:table-cell office:value-type="float" office:value="17899">
                <text:p>17899</text:p>
              </table:table-cell>
              <table:table-cell office:value-type="float" office:value="29779">
                <text:p>2977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8912">
                <text:p>18912</text:p>
              </table:table-cell>
              <table:table-cell office:value-type="float" office:value="31221">
                <text:p>3122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00">
                <text:p>11700</text:p>
              </table:table-cell>
              <table:table-cell office:value-type="float" office:value="19878">
                <text:p>19878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125">
                <text:p>21125</text:p>
              </table:table-cell>
              <table:table-cell office:value-type="float" office:value="33592">
                <text:p>3359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454">
                <text:p>13454</text:p>
              </table:table-cell>
              <table:table-cell office:value-type="float" office:value="22136">
                <text:p>22136</text:p>
              </table:table-cell>
              <table:table-cell office:value-type="float" office:value="31876">
                <text:p>3187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174">
                <text:p>14174</text:p>
              </table:table-cell>
              <table:table-cell office:value-type="float" office:value="22122">
                <text:p>22122</text:p>
              </table:table-cell>
              <table:table-cell office:value-type="float" office:value="30953">
                <text:p>3095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760">
                <text:p>21760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04">
                <text:p>15904</text:p>
              </table:table-cell>
              <table:table-cell office:value-type="float" office:value="21387">
                <text:p>21387</text:p>
              </table:table-cell>
              <table:table-cell office:value-type="float" office:value="33592">
                <text:p>335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1542">
                <text:p>21542</text:p>
              </table:table-cell>
              <table:table-cell office:value-type="float" office:value="31743">
                <text:p>3174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384">
                <text:p>16384</text:p>
              </table:table-cell>
              <table:table-cell office:value-type="float" office:value="21996">
                <text:p>21996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008">
                <text:p>23008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550">
                <text:p>15550</text:p>
              </table:table-cell>
              <table:table-cell office:value-type="float" office:value="23451">
                <text:p>23451</text:p>
              </table:table-cell>
              <table:table-cell office:value-type="float" office:value="32504">
                <text:p>3250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06">
                <text:p>15906</text:p>
              </table:table-cell>
              <table:table-cell office:value-type="float" office:value="21776">
                <text:p>21776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84">
                <text:p>16384</text:p>
              </table:table-cell>
              <table:table-cell office:value-type="float" office:value="21382">
                <text:p>21382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376">
                <text:p>21376</text:p>
              </table:table-cell>
              <table:table-cell office:value-type="float" office:value="31976">
                <text:p>3197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382">
                <text:p>15382</text:p>
              </table:table-cell>
              <table:table-cell office:value-type="float" office:value="21460">
                <text:p>2146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94">
                <text:p>15394</text:p>
              </table:table-cell>
              <table:table-cell office:value-type="float" office:value="21365">
                <text:p>21365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294">
                <text:p>16294</text:p>
              </table:table-cell>
              <table:table-cell office:value-type="float" office:value="21565">
                <text:p>21565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712">
                <text:p>22712</text:p>
              </table:table-cell>
              <table:table-cell office:value-type="float" office:value="35689">
                <text:p>356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2732">
                <text:p>22732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298">
                <text:p>23298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196">
                <text:p>21196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0823">
                <text:p>20823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275">
                <text:p>21275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120">
                <text:p>12120</text:p>
              </table:table-cell>
              <table:table-cell office:value-type="float" office:value="20977">
                <text:p>20977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646">
                <text:p>12646</text:p>
              </table:table-cell>
              <table:table-cell office:value-type="float" office:value="20823">
                <text:p>20823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530">
                <text:p>19530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994">
                <text:p>11994</text:p>
              </table:table-cell>
              <table:table-cell office:value-type="float" office:value="18296">
                <text:p>18296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8274">
                <text:p>18274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980">
                <text:p>12980</text:p>
              </table:table-cell>
              <table:table-cell office:value-type="float" office:value="17612">
                <text:p>17612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312">
                <text:p>11312</text:p>
              </table:table-cell>
              <table:table-cell office:value-type="float" office:value="15909">
                <text:p>15909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191">
                <text:p>10191</text:p>
              </table:table-cell>
              <table:table-cell office:value-type="float" office:value="14970">
                <text:p>14970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4954">
                <text:p>14954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544">
                <text:p>8544</text:p>
              </table:table-cell>
              <table:table-cell office:value-type="float" office:value="15691">
                <text:p>15691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336">
                <text:p>8336</text:p>
              </table:table-cell>
              <table:table-cell office:value-type="float" office:value="14231">
                <text:p>14231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6848">
                <text:p>6848</text:p>
              </table:table-cell>
              <table:table-cell office:value-type="float" office:value="13252">
                <text:p>13252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12">
                <text:p>7712</text:p>
              </table:table-cell>
              <table:table-cell office:value-type="float" office:value="13545">
                <text:p>13545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8112">
                <text:p>8112</text:p>
              </table:table-cell>
              <table:table-cell office:value-type="float" office:value="13129">
                <text:p>13129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376">
                <text:p>7376</text:p>
              </table:table-cell>
              <table:table-cell office:value-type="float" office:value="11852">
                <text:p>11852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320">
                <text:p>6320</text:p>
              </table:table-cell>
              <table:table-cell office:value-type="float" office:value="10800">
                <text:p>10800</text:p>
              </table:table-cell>
              <table:table-cell office:value-type="float" office:value="17267">
                <text:p>1726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904">
                <text:p>5904</text:p>
              </table:table-cell>
              <table:table-cell office:value-type="float" office:value="10170">
                <text:p>10170</text:p>
              </table:table-cell>
              <table:table-cell office:value-type="float" office:value="15920">
                <text:p>1592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10420">
                <text:p>10420</text:p>
              </table:table-cell>
              <table:table-cell office:value-type="float" office:value="15876">
                <text:p>1587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342">
                <text:p>9342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320">
                <text:p>6320</text:p>
              </table:table-cell>
              <table:table-cell office:value-type="float" office:value="10050">
                <text:p>10050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0140">
                <text:p>10140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9870">
                <text:p>9870</text:p>
              </table:table-cell>
              <table:table-cell office:value-type="float" office:value="17952">
                <text:p>1795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342">
                <text:p>9342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9380">
                <text:p>9380</text:p>
              </table:table-cell>
              <table:table-cell office:value-type="float" office:value="14074">
                <text:p>1407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8874">
                <text:p>8874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140">
                <text:p>9140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240">
                <text:p>6240</text:p>
              </table:table-cell>
              <table:table-cell office:value-type="float" office:value="9380">
                <text:p>9380</text:p>
              </table:table-cell>
              <table:table-cell office:value-type="float" office:value="15314">
                <text:p>1531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578">
                <text:p>6578</text:p>
              </table:table-cell>
              <table:table-cell office:value-type="float" office:value="9350">
                <text:p>9350</text:p>
              </table:table-cell>
              <table:table-cell office:value-type="float" office:value="15138">
                <text:p>1513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760">
                <text:p>5760</text:p>
              </table:table-cell>
              <table:table-cell office:value-type="float" office:value="9180">
                <text:p>9180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650">
                <text:p>5650</text:p>
              </table:table-cell>
              <table:table-cell office:value-type="float" office:value="8345">
                <text:p>8345</text:p>
              </table:table-cell>
              <table:table-cell office:value-type="float" office:value="14326">
                <text:p>1432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536">
                <text:p>5536</text:p>
              </table:table-cell>
              <table:table-cell office:value-type="float" office:value="8304">
                <text:p>8304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309">
                <text:p>5309</text:p>
              </table:table-cell>
              <table:table-cell office:value-type="float" office:value="7963">
                <text:p>7963</text:p>
              </table:table-cell>
              <table:table-cell office:value-type="float" office:value="12865">
                <text:p>1286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776">
                <text:p>5776</text:p>
              </table:table-cell>
              <table:table-cell office:value-type="float" office:value="8694">
                <text:p>8694</text:p>
              </table:table-cell>
              <table:table-cell office:value-type="float" office:value="14533">
                <text:p>1453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60">
                <text:p>6160</text:p>
              </table:table-cell>
              <table:table-cell office:value-type="float" office:value="10033">
                <text:p>10033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321">
                <text:p>6321</text:p>
              </table:table-cell>
              <table:table-cell office:value-type="float" office:value="10607">
                <text:p>10607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565">
                <text:p>4565</text:p>
              </table:table-cell>
              <table:table-cell office:value-type="float" office:value="9958">
                <text:p>995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423">
                <text:p>5423</text:p>
              </table:table-cell>
              <table:table-cell office:value-type="float" office:value="11430">
                <text:p>11430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103">
                <text:p>5103</text:p>
              </table:table-cell>
              <table:table-cell office:value-type="float" office:value="11499">
                <text:p>11499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908">
                <text:p>4908</text:p>
              </table:table-cell>
              <table:table-cell office:value-type="float" office:value="12230">
                <text:p>12230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720">
                <text:p>4720</text:p>
              </table:table-cell>
              <table:table-cell office:value-type="float" office:value="12779">
                <text:p>12779</text:p>
              </table:table-cell>
              <table:table-cell office:value-type="float" office:value="26122">
                <text:p>2612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539">
                <text:p>4539</text:p>
              </table:table-cell>
              <table:table-cell office:value-type="float" office:value="13419">
                <text:p>13419</text:p>
              </table:table-cell>
              <table:table-cell office:value-type="float" office:value="28229">
                <text:p>2822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366">
                <text:p>4366</text:p>
              </table:table-cell>
              <table:table-cell office:value-type="float" office:value="14405">
                <text:p>14405</text:p>
              </table:table-cell>
              <table:table-cell office:value-type="float" office:value="30506">
                <text:p>30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598.66666666667">
                <text:p>559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2cm" svg:y="1.404cm" svg:width="30.8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6.7866666666667">
                <text:p>16.78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9cm" svg:y="1.352cm" svg:width="31.35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880333542514">
                <text:p>1.0588033354251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398610904928">
                <text:p>1.0539861090492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418437870046">
                <text:p>1.0341843787004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755509741512">
                <text:p>1.0675550974151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26616736423">
                <text:p>1.052661673642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535612684299">
                <text:p>1.0453561268429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931588591343">
                <text:p>1.0493158859134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026338556353">
                <text:p>1.0602633855635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957469227434">
                <text:p>1.0595746922743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122748912469">
                <text:p>1.0812274891246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612511167411">
                <text:p>1.1461251116741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124008270942">
                <text:p>1.1512400827094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257899228654">
                <text:p>1.2025789922865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2560022150245">
                <text:p>1.2256002215024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461305330145">
                <text:p>1.1746130533014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589838617342">
                <text:p>1.1958983861734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8198196673382">
                <text:p>1.1819819667338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8396503041351">
                <text:p>1.1839650304135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4317927601415">
                <text:p>1.1431792760141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896882583558">
                <text:p>1.1189688258355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4567698673463">
                <text:p>1.0456769867346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35406064149">
                <text:p>1.003540606414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4951446518907">
                <text:p>1.1495144651890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1916543800407">
                <text:p>0.98191654380040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4912313406121">
                <text:p>0.99491231340612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9619720637322">
                <text:p>0.99961972063732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6233776236989">
                <text:p>0.99623377623698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4827822479414">
                <text:p>0.97482782247941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3768891143722">
                <text:p>1.0376889114372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1250973525405">
                <text:p>1.0125097352540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065733279893">
                <text:p>1.0606573327989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497910363562">
                <text:p>1.0249791036356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872711861846">
                <text:p>0.98987271186184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8459344390596">
                <text:p>0.99845934439059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740810766323">
                <text:p>1.0174081076632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847736564184">
                <text:p>1.0684773656418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3408552209576">
                <text:p>0.84340855220957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883645448513">
                <text:p>1.0388364544851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6127697694201">
                <text:p>0.96612769769420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933361943024">
                <text:p>1.0693336194302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1081794579182">
                <text:p>0.85108179457918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6821795251">
                <text:p>0.81820682179525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2767090928945">
                <text:p>0.91276709092894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29179854739933">
                <text:p>0.92917985473993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66835785496693">
                <text:p>0.86683578549669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48175475051878">
                <text:p>0.84817547505187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42405422494138">
                <text:p>0.94240542249413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6901554054446">
                <text:p>0.869015540544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5030446686677">
                <text:p>0.92503044668667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788997008167676">
                <text:p>0.78899700816767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839155664806637">
                <text:p>0.83915566480663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41528678527153">
                <text:p>0.94152867852715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5615334632">
                <text:p>0.856153346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90457650285845">
                <text:p>0.89045765028584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79340717543044">
                <text:p>0.7934071754304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3378260030864">
                <text:p>0.97337826003086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5832700779231">
                <text:p>0.90583270077923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706409277614657">
                <text:p>0.70640927761465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41164109274885">
                <text:p>0.84116410927488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92466000297265">
                <text:p>0.99246600029726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60995949824993">
                <text:p>0.96099594982499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52176457004776">
                <text:p>0.95217645700477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573532081678">
                <text:p>0.9857353208167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05788103333583">
                <text:p>1.0578810333358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0663893719567">
                <text:p>1.066389371956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0138207706045">
                <text:p>1.013820770604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11814502712691">
                <text:p>1.1181450271269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13078625662519">
                <text:p>1.1307862566251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500400116617">
                <text:p>1.150040011661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34047564301095">
                <text:p>1.3404756430109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25770938161382">
                <text:p>1.2577093816138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2617">
                <text:p>126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